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fo:font-weight="bold" officeooo:paragraph-rsid="00658e4a" style:font-weight-asian="bold" style:font-weight-complex="bold"/>
    </style:style>
    <style:style style:name="P22" style:family="paragraph" style:parent-style-name="Text_20_body">
      <style:text-properties officeooo:rsid="002d1a6d" officeooo:paragraph-rsid="002d1a6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paragraph-rsid="002d1a6d" style:font-weight-asian="normal" style:font-weight-complex="normal"/>
    </style:style>
    <style:style style:name="P25" style:family="paragraph" style:parent-style-name="Text_20_body">
      <style:text-properties fo:font-weight="normal" officeooo:rsid="002d1a6d" officeooo:paragraph-rsid="002d995b" style:font-weight-asian="normal" style:font-weight-complex="normal"/>
    </style:style>
    <style:style style:name="P26" style:family="paragraph" style:parent-style-name="Text_20_body">
      <style:text-properties fo:font-weight="normal" officeooo:rsid="002d995b" officeooo:paragraph-rsid="002d995b" style:font-weight-asian="normal" style:font-weight-complex="normal"/>
    </style:style>
    <style:style style:name="P27" style:family="paragraph" style:parent-style-name="Text_20_body">
      <style:text-properties fo:font-weight="normal" officeooo:paragraph-rsid="00359dff" style:font-weight-asian="normal" style:font-weight-complex="normal"/>
    </style:style>
    <style:style style:name="P28" style:family="paragraph" style:parent-style-name="Text_20_body">
      <style:text-properties fo:font-weight="normal" officeooo:rsid="0036be99" officeooo:paragraph-rsid="0036be99" style:font-weight-asian="normal" style:font-weight-complex="normal"/>
    </style:style>
    <style:style style:name="P29" style:family="paragraph" style:parent-style-name="Text_20_body">
      <style:text-properties fo:font-weight="normal" officeooo:rsid="003d445e" officeooo:paragraph-rsid="003d445e" style:font-weight-asian="normal" style:font-weight-complex="normal"/>
    </style:style>
    <style:style style:name="P30" style:family="paragraph" style:parent-style-name="Text_20_body">
      <style:text-properties fo:font-weight="normal" officeooo:rsid="0040091b" officeooo:paragraph-rsid="0040091b" style:font-weight-asian="normal" style:font-weight-complex="normal"/>
    </style:style>
    <style:style style:name="P31" style:family="paragraph" style:parent-style-name="Text_20_body">
      <style:text-properties fo:font-weight="normal" officeooo:rsid="0046961c" officeooo:paragraph-rsid="0046961c" style:font-weight-asian="normal" style:font-weight-complex="normal"/>
    </style:style>
    <style:style style:name="P32" style:family="paragraph" style:parent-style-name="Text_20_body">
      <style:text-properties fo:font-weight="normal" officeooo:rsid="004f1857" officeooo:paragraph-rsid="004f1857" style:font-weight-asian="normal" style:font-weight-complex="normal"/>
    </style:style>
    <style:style style:name="P33" style:family="paragraph" style:parent-style-name="Text_20_body">
      <style:text-properties fo:font-weight="normal" officeooo:rsid="00501f70" officeooo:paragraph-rsid="00501f70" style:font-weight-asian="normal" style:font-weight-complex="normal"/>
    </style:style>
    <style:style style:name="P34" style:family="paragraph" style:parent-style-name="Text_20_body">
      <style:text-properties fo:font-weight="normal" officeooo:rsid="005bfa94" officeooo:paragraph-rsid="005bfa94" style:font-weight-asian="normal" style:font-weight-complex="normal"/>
    </style:style>
    <style:style style:name="P35" style:family="paragraph" style:parent-style-name="Text_20_body">
      <style:text-properties officeooo:rsid="002d995b" officeooo:paragraph-rsid="002d995b"/>
    </style:style>
    <style:style style:name="P36" style:family="paragraph" style:parent-style-name="Text_20_body">
      <style:paragraph-properties fo:text-align="start" style:justify-single-word="false"/>
      <style:text-properties officeooo:rsid="002d995b" officeooo:paragraph-rsid="002d995b"/>
    </style:style>
    <style:style style:name="P37" style:family="paragraph" style:parent-style-name="Text_20_body">
      <style:text-properties officeooo:rsid="002f3517" officeooo:paragraph-rsid="002f3517"/>
    </style:style>
    <style:style style:name="P38" style:family="paragraph" style:parent-style-name="Text_20_body">
      <style:text-properties officeooo:rsid="002bfe51" officeooo:paragraph-rsid="002d1a6d"/>
    </style:style>
    <style:style style:name="P39" style:family="paragraph" style:parent-style-name="Text_20_body">
      <style:text-properties officeooo:rsid="002f88f6"/>
    </style:style>
    <style:style style:name="P40" style:family="paragraph" style:parent-style-name="Text_20_body">
      <style:text-properties officeooo:rsid="002f88f6" officeooo:paragraph-rsid="002f88f6"/>
    </style:style>
    <style:style style:name="P41" style:family="paragraph" style:parent-style-name="Text_20_body">
      <style:text-properties officeooo:rsid="00300d6a" officeooo:paragraph-rsid="00300d6a"/>
    </style:style>
    <style:style style:name="P42" style:family="paragraph" style:parent-style-name="Text_20_body">
      <style:text-properties officeooo:rsid="00311dff" officeooo:paragraph-rsid="00311dff"/>
    </style:style>
    <style:style style:name="P43" style:family="paragraph" style:parent-style-name="Text_20_body">
      <style:text-properties officeooo:rsid="00320e2c" officeooo:paragraph-rsid="00320e2c"/>
    </style:style>
    <style:style style:name="P44" style:family="paragraph" style:parent-style-name="Text_20_body">
      <style:text-properties officeooo:rsid="0032140e" officeooo:paragraph-rsid="0032140e"/>
    </style:style>
    <style:style style:name="P45" style:family="paragraph" style:parent-style-name="Text_20_body">
      <style:text-properties officeooo:rsid="0032e23b" officeooo:paragraph-rsid="0032e23b"/>
    </style:style>
    <style:style style:name="P46" style:family="paragraph" style:parent-style-name="Text_20_body">
      <style:text-properties officeooo:rsid="0033031e" officeooo:paragraph-rsid="0033031e"/>
    </style:style>
    <style:style style:name="P47" style:family="paragraph" style:parent-style-name="Text_20_body">
      <style:text-properties officeooo:rsid="00344d0b" officeooo:paragraph-rsid="00344d0b"/>
    </style:style>
    <style:style style:name="P48" style:family="paragraph" style:parent-style-name="Text_20_body">
      <style:text-properties officeooo:paragraph-rsid="00344d0b"/>
    </style:style>
    <style:style style:name="P49" style:family="paragraph" style:parent-style-name="Text_20_body">
      <style:text-properties officeooo:rsid="00359dff" officeooo:paragraph-rsid="00359dff"/>
    </style:style>
    <style:style style:name="P50" style:family="paragraph" style:parent-style-name="Text_20_body">
      <style:text-properties officeooo:paragraph-rsid="003797eb"/>
    </style:style>
    <style:style style:name="P51" style:family="paragraph" style:parent-style-name="Text_20_body">
      <style:text-properties officeooo:rsid="003cffc2" officeooo:paragraph-rsid="003cffc2"/>
    </style:style>
    <style:style style:name="P52" style:family="paragraph" style:parent-style-name="Text_20_body">
      <style:text-properties officeooo:rsid="003797eb" officeooo:paragraph-rsid="003797eb"/>
    </style:style>
    <style:style style:name="P53" style:family="paragraph" style:parent-style-name="Text_20_body">
      <style:text-properties officeooo:rsid="003cb76b" officeooo:paragraph-rsid="003cb76b"/>
    </style:style>
    <style:style style:name="P54" style:family="paragraph" style:parent-style-name="Text_20_body">
      <style:text-properties officeooo:paragraph-rsid="003d445e"/>
    </style:style>
    <style:style style:name="P55" style:family="paragraph" style:parent-style-name="Text_20_body">
      <style:text-properties officeooo:rsid="003d445e" officeooo:paragraph-rsid="003d445e"/>
    </style:style>
    <style:style style:name="P56" style:family="paragraph" style:parent-style-name="Text_20_body">
      <style:text-properties officeooo:paragraph-rsid="0040091b"/>
    </style:style>
    <style:style style:name="P57" style:family="paragraph" style:parent-style-name="Text_20_body">
      <style:text-properties officeooo:paragraph-rsid="0042aa03"/>
    </style:style>
    <style:style style:name="P58" style:family="paragraph" style:parent-style-name="Text_20_body">
      <style:text-properties officeooo:paragraph-rsid="004633df"/>
    </style:style>
    <style:style style:name="P59" style:family="paragraph" style:parent-style-name="Text_20_body">
      <style:text-properties officeooo:paragraph-rsid="00488ba6"/>
    </style:style>
    <style:style style:name="P60" style:family="paragraph" style:parent-style-name="Text_20_body">
      <style:text-properties officeooo:rsid="003f3d03" officeooo:paragraph-rsid="003f3d03"/>
    </style:style>
    <style:style style:name="P61" style:family="paragraph" style:parent-style-name="Text_20_body">
      <style:text-properties officeooo:rsid="0040091b" officeooo:paragraph-rsid="0040091b"/>
    </style:style>
    <style:style style:name="P62" style:family="paragraph" style:parent-style-name="Text_20_body">
      <style:text-properties officeooo:rsid="0041d29c" officeooo:paragraph-rsid="0041d29c"/>
    </style:style>
    <style:style style:name="P63" style:family="paragraph" style:parent-style-name="Text_20_body">
      <style:text-properties officeooo:rsid="0042aa03" officeooo:paragraph-rsid="0042aa03"/>
    </style:style>
    <style:style style:name="P64" style:family="paragraph" style:parent-style-name="Text_20_body">
      <style:text-properties officeooo:rsid="004633df"/>
    </style:style>
    <style:style style:name="P65" style:family="paragraph" style:parent-style-name="Text_20_body">
      <style:text-properties officeooo:rsid="004633df" officeooo:paragraph-rsid="004633df"/>
    </style:style>
    <style:style style:name="P66" style:family="paragraph" style:parent-style-name="Text_20_body">
      <style:text-properties officeooo:rsid="0046961c" officeooo:paragraph-rsid="0046961c"/>
    </style:style>
    <style:style style:name="P67" style:family="paragraph" style:parent-style-name="Text_20_body">
      <style:text-properties officeooo:rsid="004b186c" officeooo:paragraph-rsid="004b186c"/>
    </style:style>
    <style:style style:name="P68" style:family="paragraph" style:parent-style-name="Text_20_body">
      <style:text-properties officeooo:rsid="004c5e2c" officeooo:paragraph-rsid="004c5e2c"/>
    </style:style>
    <style:style style:name="P69" style:family="paragraph" style:parent-style-name="Text_20_body">
      <style:text-properties officeooo:rsid="004f1857" officeooo:paragraph-rsid="004f1857"/>
    </style:style>
    <style:style style:name="P70" style:family="paragraph" style:parent-style-name="Text_20_body">
      <style:text-properties officeooo:paragraph-rsid="00516726"/>
    </style:style>
    <style:style style:name="P71" style:family="paragraph" style:parent-style-name="Text_20_body">
      <style:text-properties officeooo:paragraph-rsid="00522144"/>
    </style:style>
    <style:style style:name="P72" style:family="paragraph" style:parent-style-name="Text_20_body">
      <style:text-properties officeooo:paragraph-rsid="005536a2"/>
    </style:style>
    <style:style style:name="P73" style:family="paragraph" style:parent-style-name="Text_20_body">
      <style:text-properties officeooo:rsid="00522144" officeooo:paragraph-rsid="00522144"/>
    </style:style>
    <style:style style:name="P74" style:family="paragraph" style:parent-style-name="Text_20_body">
      <style:text-properties officeooo:rsid="0053221f" officeooo:paragraph-rsid="0053221f"/>
    </style:style>
    <style:style style:name="P75" style:family="paragraph" style:parent-style-name="Text_20_body">
      <style:text-properties officeooo:rsid="0053fba9" officeooo:paragraph-rsid="0053fba9"/>
    </style:style>
    <style:style style:name="P76" style:family="paragraph" style:parent-style-name="Text_20_body">
      <style:text-properties officeooo:rsid="005409cb"/>
    </style:style>
    <style:style style:name="P77" style:family="paragraph" style:parent-style-name="Text_20_body">
      <style:text-properties officeooo:rsid="005409cb" officeooo:paragraph-rsid="005409cb"/>
    </style:style>
    <style:style style:name="P78" style:family="paragraph" style:parent-style-name="Text_20_body">
      <style:text-properties officeooo:rsid="005536a2" officeooo:paragraph-rsid="005536a2"/>
    </style:style>
    <style:style style:name="P79" style:family="paragraph" style:parent-style-name="Text_20_body">
      <style:text-properties officeooo:paragraph-rsid="0055e172"/>
    </style:style>
    <style:style style:name="P80" style:family="paragraph" style:parent-style-name="Text_20_body">
      <style:text-properties officeooo:rsid="0055e172" officeooo:paragraph-rsid="0055e172"/>
    </style:style>
    <style:style style:name="P81" style:family="paragraph" style:parent-style-name="Text_20_body">
      <style:text-properties officeooo:rsid="00568fed" officeooo:paragraph-rsid="00568fed"/>
    </style:style>
    <style:style style:name="P82" style:family="paragraph" style:parent-style-name="Text_20_body">
      <style:text-properties officeooo:rsid="005843e2" officeooo:paragraph-rsid="005843e2"/>
    </style:style>
    <style:style style:name="P83" style:family="paragraph" style:parent-style-name="Text_20_body">
      <style:text-properties officeooo:rsid="0059f3a5" officeooo:paragraph-rsid="0059f3a5"/>
    </style:style>
    <style:style style:name="P84" style:family="paragraph" style:parent-style-name="Text_20_body">
      <style:text-properties officeooo:paragraph-rsid="0059f3a5"/>
    </style:style>
    <style:style style:name="P85" style:family="paragraph" style:parent-style-name="Text_20_body">
      <style:text-properties officeooo:rsid="005ad32d" officeooo:paragraph-rsid="005ad32d"/>
    </style:style>
    <style:style style:name="P86" style:family="paragraph" style:parent-style-name="Text_20_body">
      <style:text-properties officeooo:paragraph-rsid="005bfa94"/>
    </style:style>
    <style:style style:name="P87" style:family="paragraph" style:parent-style-name="Text_20_body">
      <style:text-properties officeooo:rsid="005d384b"/>
    </style:style>
    <style:style style:name="P88" style:family="paragraph" style:parent-style-name="Text_20_body">
      <style:text-properties officeooo:rsid="005d384b" officeooo:paragraph-rsid="005d384b"/>
    </style:style>
    <style:style style:name="P89" style:family="paragraph" style:parent-style-name="Text_20_body">
      <style:text-properties officeooo:paragraph-rsid="005d384b"/>
    </style:style>
    <style:style style:name="P90" style:family="paragraph" style:parent-style-name="Text_20_body">
      <style:text-properties officeooo:rsid="005bfa94"/>
    </style:style>
    <style:style style:name="P91" style:family="paragraph" style:parent-style-name="Text_20_body">
      <style:text-properties officeooo:rsid="005bfa94" officeooo:paragraph-rsid="005bfa94"/>
    </style:style>
    <style:style style:name="P92" style:family="paragraph" style:parent-style-name="Text_20_body">
      <style:text-properties officeooo:paragraph-rsid="006150f7"/>
    </style:style>
    <style:style style:name="P93" style:family="paragraph" style:parent-style-name="Text_20_body">
      <style:text-properties officeooo:paragraph-rsid="0062d236"/>
    </style:style>
    <style:style style:name="P94" style:family="paragraph" style:parent-style-name="Text_20_body">
      <style:text-properties officeooo:paragraph-rsid="00635007"/>
    </style:style>
    <style:style style:name="P95" style:family="paragraph" style:parent-style-name="Text_20_body">
      <style:text-properties officeooo:rsid="006150f7" officeooo:paragraph-rsid="006150f7"/>
    </style:style>
    <style:style style:name="P96" style:family="paragraph" style:parent-style-name="Text_20_body">
      <style:text-properties officeooo:rsid="00635007" officeooo:paragraph-rsid="00635007"/>
    </style:style>
    <style:style style:name="P97" style:family="paragraph" style:parent-style-name="Text_20_body">
      <style:text-properties officeooo:paragraph-rsid="00655580"/>
    </style:style>
    <style:style style:name="P98" style:family="paragraph" style:parent-style-name="Text_20_body">
      <style:text-properties officeooo:rsid="00655580" officeooo:paragraph-rsid="00655580"/>
    </style:style>
    <style:style style:name="P99" style:family="paragraph" style:parent-style-name="Text_20_body">
      <style:text-properties officeooo:rsid="00658e4a" officeooo:paragraph-rsid="00658e4a"/>
    </style:style>
    <style:style style:name="P100" style:family="paragraph" style:parent-style-name="Text_20_body">
      <style:text-properties officeooo:paragraph-rsid="00658e4a"/>
    </style:style>
    <style:style style:name="P101"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02"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03"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04"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05"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06"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07"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08"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09"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10"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11"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12" style:family="paragraph" style:parent-style-name="Text_20_body">
      <style:text-properties officeooo:rsid="00658e4a" officeooo:paragraph-rsid="00658e4a"/>
    </style:style>
    <style:style style:name="P113" style:family="paragraph" style:parent-style-name="Text_20_body">
      <style:text-properties fo:font-weight="bold" style:font-weight-asian="bold" style:font-weight-complex="bold"/>
    </style:style>
    <style:style style:name="P114" style:family="paragraph" style:parent-style-name="Text_20_body">
      <style:text-properties officeooo:paragraph-rsid="0068e22d"/>
    </style:style>
    <style:style style:name="P115" style:family="paragraph" style:parent-style-name="Text_20_body">
      <style:text-properties officeooo:paragraph-rsid="00691d98"/>
    </style:style>
    <style:style style:name="P116" style:family="paragraph" style:parent-style-name="Text_20_body">
      <style:text-properties officeooo:paragraph-rsid="006ab227"/>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67" style:family="text">
      <style:text-properties officeooo:rsid="00197e48"/>
    </style:style>
    <style:style style:name="T68" style:family="text">
      <style:text-properties officeooo:rsid="001b3c61"/>
    </style:style>
    <style:style style:name="T69" style:family="text">
      <style:text-properties officeooo:rsid="001de50c"/>
    </style:style>
    <style:style style:name="T70" style:family="text">
      <style:text-properties officeooo:rsid="0020db95"/>
    </style:style>
    <style:style style:name="T71" style:family="text">
      <style:text-properties officeooo:rsid="00242bf7"/>
    </style:style>
    <style:style style:name="T72" style:family="text">
      <style:text-properties officeooo:rsid="0028b9b6"/>
    </style:style>
    <style:style style:name="T73" style:family="text">
      <style:text-properties officeooo:rsid="002bfe51"/>
    </style:style>
    <style:style style:name="T74" style:family="text">
      <style:text-properties officeooo:rsid="002d1a6d"/>
    </style:style>
    <style:style style:name="T75" style:family="text">
      <style:text-properties officeooo:rsid="002d995b"/>
    </style:style>
    <style:style style:name="T76" style:family="text">
      <style:text-properties officeooo:rsid="002f3517"/>
    </style:style>
    <style:style style:name="T77" style:family="text">
      <style:text-properties officeooo:rsid="00311dff"/>
    </style:style>
    <style:style style:name="T78" style:family="text">
      <style:text-properties officeooo:rsid="0032140e"/>
    </style:style>
    <style:style style:name="T79" style:family="text">
      <style:text-properties officeooo:rsid="0033031e"/>
    </style:style>
    <style:style style:name="T80" style:family="text">
      <style:text-properties officeooo:rsid="00344d0b"/>
    </style:style>
    <style:style style:name="T81" style:family="text">
      <style:text-properties officeooo:rsid="00359dff"/>
    </style:style>
    <style:style style:name="T82" style:family="text">
      <style:text-properties fo:font-weight="bold" style:font-weight-asian="bold" style:font-weight-complex="bold"/>
    </style:style>
    <style:style style:name="T83" style:family="text">
      <style:text-properties fo:font-weight="bold" officeooo:rsid="0049c890" style:font-weight-asian="bold" style:font-weight-complex="bold"/>
    </style:style>
    <style:style style:name="T84" style:family="text">
      <style:text-properties fo:font-weight="bold" officeooo:rsid="004c5e2c" style:font-weight-asian="bold" style:font-weight-complex="bold"/>
    </style:style>
    <style:style style:name="T85" style:family="text">
      <style:text-properties officeooo:rsid="0036be99"/>
    </style:style>
    <style:style style:name="T86" style:family="text">
      <style:text-properties officeooo:rsid="003797eb"/>
    </style:style>
    <style:style style:name="T87" style:family="text">
      <style:text-properties officeooo:rsid="003b0bfd"/>
    </style:style>
    <style:style style:name="T88" style:family="text">
      <style:text-properties officeooo:rsid="003cb76b"/>
    </style:style>
    <style:style style:name="T89" style:family="text">
      <style:text-properties officeooo:rsid="003cffc2"/>
    </style:style>
    <style:style style:name="T90" style:family="text">
      <style:text-properties officeooo:rsid="003d445e"/>
    </style:style>
    <style:style style:name="T91" style:family="text">
      <style:text-properties fo:font-weight="normal" style:font-weight-asian="normal" style:font-weight-complex="normal"/>
    </style:style>
    <style:style style:name="T92" style:family="text">
      <style:text-properties fo:font-weight="normal" officeooo:rsid="003d445e" style:font-weight-asian="normal" style:font-weight-complex="normal"/>
    </style:style>
    <style:style style:name="T93" style:family="text">
      <style:text-properties officeooo:rsid="003f3d03"/>
    </style:style>
    <style:style style:name="T94" style:family="text">
      <style:text-properties officeooo:rsid="0040091b"/>
    </style:style>
    <style:style style:name="T95" style:family="text">
      <style:text-properties officeooo:rsid="0041d29c"/>
    </style:style>
    <style:style style:name="T96" style:family="text">
      <style:text-properties fo:font-variant="normal" fo:text-transform="none" fo:color="#000000" loext:opacity="100%" style:font-name="Times New Roman" fo:font-size="12pt" fo:letter-spacing="normal" fo:font-style="normal" fo:font-weight="normal"/>
    </style:style>
    <style:style style:name="T97" style:family="text">
      <style:text-properties officeooo:rsid="0042aa03"/>
    </style:style>
    <style:style style:name="T98" style:family="text">
      <style:text-properties officeooo:rsid="004633df"/>
    </style:style>
    <style:style style:name="T99" style:family="text">
      <style:text-properties officeooo:rsid="0046961c"/>
    </style:style>
    <style:style style:name="T100" style:family="text">
      <style:text-properties officeooo:rsid="00488ba6"/>
    </style:style>
    <style:style style:name="T101" style:family="text">
      <style:text-properties officeooo:rsid="004a4783"/>
    </style:style>
    <style:style style:name="T102" style:family="text">
      <style:text-properties officeooo:rsid="004b186c"/>
    </style:style>
    <style:style style:name="T103" style:family="text">
      <style:text-properties officeooo:rsid="004c5e2c"/>
    </style:style>
    <style:style style:name="T104" style:family="text">
      <style:text-properties officeooo:rsid="004f1857"/>
    </style:style>
    <style:style style:name="T105" style:family="text">
      <style:text-properties officeooo:rsid="00501f70"/>
    </style:style>
    <style:style style:name="T106" style:family="text">
      <style:text-properties officeooo:rsid="00516726"/>
    </style:style>
    <style:style style:name="T107" style:family="text">
      <style:text-properties officeooo:rsid="00522144"/>
    </style:style>
    <style:style style:name="T108" style:family="text">
      <style:text-properties officeooo:rsid="0053221f"/>
    </style:style>
    <style:style style:name="T109" style:family="text">
      <style:text-properties officeooo:rsid="0053fba9"/>
    </style:style>
    <style:style style:name="T110" style:family="text">
      <style:text-properties officeooo:rsid="005409cb"/>
    </style:style>
    <style:style style:name="T111" style:family="text">
      <style:text-properties officeooo:rsid="005536a2"/>
    </style:style>
    <style:style style:name="T112" style:family="text">
      <style:text-properties officeooo:rsid="0055e172"/>
    </style:style>
    <style:style style:name="T113" style:family="text">
      <style:text-properties officeooo:rsid="00568fed"/>
    </style:style>
    <style:style style:name="T114" style:family="text">
      <style:text-properties officeooo:rsid="005843e2"/>
    </style:style>
    <style:style style:name="T115" style:family="text">
      <style:text-properties officeooo:rsid="0059f3a5"/>
    </style:style>
    <style:style style:name="T116" style:family="text">
      <style:text-properties officeooo:rsid="005ad32d"/>
    </style:style>
    <style:style style:name="T117" style:family="text">
      <style:text-properties officeooo:rsid="005bfa94"/>
    </style:style>
    <style:style style:name="T118" style:family="text">
      <style:text-properties officeooo:rsid="005c94b8"/>
    </style:style>
    <style:style style:name="T119" style:family="text">
      <style:text-properties officeooo:rsid="005d384b"/>
    </style:style>
    <style:style style:name="T120" style:family="text">
      <style:text-properties officeooo:rsid="006150f7"/>
    </style:style>
    <style:style style:name="T121" style:family="text">
      <style:text-properties officeooo:rsid="0062d236"/>
    </style:style>
    <style:style style:name="T122" style:family="text">
      <style:text-properties officeooo:rsid="00635007"/>
    </style:style>
    <style:style style:name="T123" style:family="text">
      <style:text-properties officeooo:rsid="0063d265"/>
    </style:style>
    <style:style style:name="T124" style:family="text">
      <style:text-properties officeooo:rsid="00655580"/>
    </style:style>
    <style:style style:name="T125" style:family="text">
      <style:text-properties officeooo:rsid="00658e4a"/>
    </style:style>
    <style:style style:name="T126" style:family="text">
      <style:text-properties officeooo:rsid="006777e1"/>
    </style:style>
    <style:style style:name="T127" style:family="text">
      <style:text-properties officeooo:rsid="0068e22d"/>
    </style:style>
    <style:style style:name="T128" style:family="text">
      <style:text-properties officeooo:rsid="00691d98"/>
    </style:style>
    <style:style style:name="T129" style:family="text">
      <style:text-properties officeooo:rsid="006942a1"/>
    </style:style>
    <style:style style:name="T130" style:family="text">
      <style:text-properties officeooo:rsid="006ab2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2">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67">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2794710685" text:style-name="L1">
        <text:list-item>
          <text:p text:style-name="P101">Wybierz innego BG. Z nieznanych Tobie powodów, ta postać jest kompletnie odporna na Twoje zdolności specjalizacji, niezależnie od tego, czy pragniesz mu nimi pomóc, czy zagrozić.</text:p>
        </text:list-item>
        <text:list-item>
          <text:p text:style-name="P101">Wybierz innego BG. Wiedziałeś o jego istnieniu przez lata, ale nie sądziłeś, że on Ciebie znał.</text:p>
        </text:list-item>
        <text:list-item>
          <text:p text:style-name="P101">Wybierz innego BG. Zawsze chcesz mu zaimponować, ale sam nie wiesz czemu.</text:p>
        </text:list-item>
        <text:list-item>
          <text:p text:style-name="P101">Wybierz innego BG. Ta postać ma nawyk, który Cię wkurza, ale poza tym jesteś pod wrażeniem jej zdolności.</text:p>
        </text:list-item>
        <text:list-item>
          <text:p text:style-name="P101">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01">Wybierz innego BG. Jeśli znajduje się on w <text:span text:style-name="T68">bliski zasięgu kiedy walczysz, czasami zapewnia on atut, a czasami utrudnia Twój test na atak (szansa 50% na jedno lub drugie, rzucane raz na walkę).</text:span></text:p>
        </text:list-item>
        <text:list-item>
          <text:p text:style-name="P102">Wybierz innego BG. <text:span text:style-name="T68">Kiedyś ocaliłeś mu życie i teraz ma dług wdzięczności. Nie jesteś z tego jakoś bardzo zachwycony – zrobiłeś, co należało zrobić i tyle.</text:span></text:p>
        </text:list-item>
        <text:list-item>
          <text:p text:style-name="P103">Wybierz innego BG. Ta postać ostatnio Cię wyśmiała, co naprawdę Cię zraniło. Jak zamierzasz sobie z tym poradzić (jeśli w ogóle) zależy od Ciebie.</text:p>
        </text:list-item>
        <text:list-item>
          <text:p text:style-name="P104">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04">Wybierz innego BG. Ta postać pochodzi z tego samego miejsca co ty i znaliście się jako dzieci. </text:p>
        </text:list-item>
        <text:list-item>
          <text:p text:style-name="P104">Wybierz innego BG. W przeszłości, nauczył on Cię paru trików dy wykorzystania w walce.</text:p>
        </text:list-item>
        <text:list-item>
          <text:p text:style-name="P104">Wybierz innego BG. Ta postać nie pochwala Twoich metod.</text:p>
        </text:list-item>
        <text:list-item>
          <text:p text:style-name="P104">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04">Wybierz innego BG. <text:span text:style-name="T69">Zawsze próbujesz zachwycić tą postać swoimi umiejętnociami, sprytem, wyglądem lub odwagą. Może jest ona Twoim rywalem, może pragniesz jej szacunku, a może jest ona Twoim obiektem westchnień.</text:span></text:p>
        </text:list-item>
        <text:list-item>
          <text:p text:style-name="P105"><text:soft-page-break/>Wybierz innego BG. Boisz się, że jest on zazdrosny o Twoje zdolności i martwisz się, że może to doprowadzić do problemów. </text:p>
        </text:list-item>
        <text:list-item>
          <text:p text:style-name="P105">Wybierz innego BG. Przypadkowo został złapany w pułapkę, którą założyłeś i musiał się wydostać z niej o własnych siłach.</text:p>
        </text:list-item>
        <text:list-item>
          <text:p text:style-name="P105">Wybierz innego BG. Kiedyś zostałeś zatrudniony, by wyśledzić kogoś, kto był blisko tej postaci.</text:p>
        </text:list-item>
        <text:list-item>
          <text:p text:style-name="P105">Wybierz dwóch BG (najlepiej takich, którzy mogą znaleźć się na trajektorii Twoich ataków). Kiedy nie trafiasz atakiem i MG decyduje, że atak uderzył w kogoś innego niż w Twój cel, trafia on w jedną tych dwóch postaci.</text:p>
        </text:list-item>
        <text:list-item>
          <text:p text:style-name="P105">Wybierz jednego BG. Nie jesteś pewien jak ani skąd, ale ta postać posiada butelki rzadkiego alkoholu i może go dla Ciebie sprowadzić za pół ceny.</text:p>
        </text:list-item>
        <text:list-item>
          <text:p text:style-name="P105">Wybierz jednego BG. Ostatnio straciłeś posiadany przedmiot i przekonałeś samego siebie, że to ten BG go skradł. Czy tak jest w istocie zależy od niego.</text:p>
        </text:list-item>
        <text:list-item>
          <text:p text:style-name="P106">Wybierz jednego BG. On zawsze zdaje się wiedzieć, gdzie jesteś, lub przynajmniej w którym kierunku się znajdujesz w relacji do niego.</text:p>
        </text:list-item>
        <text:list-item>
          <text:p text:style-name="P106">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06">Wybierz jednego BG. Coś sprawia, że jego obecność przeszkadza w Twoich zdolnościach. Kiedy stoi on obok Ciebie, Twoje zdolności specjalizacyjne kosztują 1 dodatkowy punkt więcej.</text:p>
        </text:list-item>
        <text:list-item>
          <text:p text:style-name="P106">Wybierz jednego BG. Coś sprawia, że uzupełnia on Twoje zdolności. Kiedy stoi on obok Ciebie, pierwsza zdolność specjalizacji, z której korzystasz w ciągu danej doby, kosztuje 2 punkty mniej.</text:p>
        </text:list-item>
        <text:list-item>
          <text:p text:style-name="P106">Wybierz jednego BG. Znasz tą postać już jakiś czas, i pomogła ona C<text:span text:style-name="T70">i</text:span> zyskać kontrolę nad Twoimi zdolnościami specjalizacyjnymi.</text:p>
        </text:list-item>
        <text:list-item>
          <text:p text:style-name="P106"><text:s/><text:span text:style-name="T70">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07">Wybierz jednego BG. Jego okazjonalna niezdarność i głośne zachowania irytują Cię.</text:p>
        </text:list-item>
        <text:list-item>
          <text:p text:style-name="P107">Wybierz jednego BG. W niedalekiej przeszłości, gdy trenowaliście, przypadkowo trafiłeś go swoim atakiem, poważnie go raniąc. To od niego zależy, czy żywi urazę, czy też może wybaczył tobie.</text:p>
        </text:list-item>
        <text:list-item>
          <text:p text:style-name="P107">Wybierz jednego BG. Wisi Ci on dużą sumę pieniędzy.</text:p>
        </text:list-item>
        <text:list-item>
          <text:p text:style-name="P107">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07"><text:soft-page-break/>Wybierz jednego BG. Niedawno, przypadkowo (lub celowo) sprawił on, że znalazłeś się w niebezpieczeństwie. Wszystko z Tobą teraz w porządku, ale masz się na baczności w jego obecności.</text:p>
        </text:list-item>
        <text:list-item>
          <text:p text:style-name="P108">Wybierz jednego BG. Z Twojego punktu widzenia, wydaje się on nerwowy w związku z pewną ideą, osobą lub sytuacją. Chciałbyś nauczyć go jak być bardziej wyluzowanym (jeśli tylko Ci na to pozwoli).</text:p>
        </text:list-item>
        <text:list-item>
          <text:p text:style-name="P108">Wybierz jednego BG. Kiedyś nazwał Cię on tchórzem.</text:p>
        </text:list-item>
        <text:list-item>
          <text:p text:style-name="P108">Wybierz jednego BG. Ta postać zawsze rozpoznaje Cię i Twoje ślady, nawet kiedy jesteś w przebraniu lub uciekłeś z danego miejsca dawno temu.</text:p>
        </text:list-item>
        <text:list-item>
          <text:p text:style-name="P108">Wybierz jednego BG. Niechcący spowodowałeś wypadek, który sprawił, że zapadł on w sen tak głęboki, że nie obudził się przez trzy dni. To, czy Ci wybaczył, czy też nie, zależy od niego.</text:p>
        </text:list-item>
        <text:list-item>
          <text:p text:style-name="P108">Wybierz jednego BG. Jesteś przekonany, że jesteście w jakiś sposób spokrewnieni.</text:p>
        </text:list-item>
        <text:list-item>
          <text:p text:style-name="P108">Wybierz jednego BG. Przypadkowo dowiedziałeś się czegoś, co on próbuje utrzymać w tajemnicy. </text:p>
        </text:list-item>
        <text:list-item>
          <text:p text:style-name="P108">Wybierz jednego BG. Jest on szczególnie wrażliwy na co bardziej widocznie zdolności Twojej specjalizacji, i czasami doznaje szoku trwającego parę rund, co utrudnia jego akcje. </text:p>
        </text:list-item>
        <text:list-item>
          <text:p text:style-name="P108">Wybierz jednego BG. Najwyraźniej posiada on cenny przedmiot, który kiedyś był Twój, a który przegrałeś w grach hazardowych lata temu.</text:p>
        </text:list-item>
        <text:list-item>
          <text:p text:style-name="P108">Wybierz jednego BG. Gdyby nie Ty, ta postać oblałaby w przeszłości test zdolności umysłowych.</text:p>
        </text:list-item>
        <text:list-item>
          <text:p text:style-name="P108">Wybierz jednego BG. Bazując na paru komentarzach, które podsłuchałeś, podejrzewasz, że nie darzy on Twojej strefy kompetencji lub ulubionego hobby wielką estymą. </text:p>
        </text:list-item>
        <text:list-item>
          <text:p text:style-name="P109">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09">Wybierz jednego BG. Panicznie boi się on wysokości. Chciałbyś nauczyć go, jak być bardziej wyluzowanym na wysokościach. To od niego zależy decyzja, czy się zgodzi zaakceptować Twoją pomoc.</text:p>
        </text:list-item>
        <text:list-item>
          <text:p text:style-name="P109">Wybierz jednego BG. <text:span text:style-name="T71">Jest on skeptyczny odnośnie Twoich twierdzeń o czymś ważnym, co się przytrafiło Tobie w przeszłości. Może on nawet chcieć cię zdyskredytować lub odkryć “tajemnicę” Twojej historii, choć to zależy od niego.</text:span></text:p>
        </text:list-item>
        <text:list-item>
          <text:p text:style-name="P110">Wybierz jednego BG. Ma on talent do dostrzegania, gdzie Twoje plany mają słabe punkty.</text:p>
        </text:list-item>
        <text:list-item>
          <text:p text:style-name="P110">Wybierz jednego BG. Twarz tej postaci jest tak intrygująca z powodów, których nie rozumiesz, że czasami ją szkicujesz w piasku lub innym medium, do którego masz dostęp.</text:p>
        </text:list-item>
        <text:list-item>
          <text:p text:style-name="P110">Wybierz jednego BG. Ta postać ma dodatkowy zwykły przedmiot od Ciebie – może to być coś, co zrobiłeś lub po prostu coś, co jej ofiarowałeś. (Dany gracz wybiera przedmiot.)</text:p>
        </text:list-item>
        <text:list-item>
          <text:p text:style-name="P110"><text:soft-page-break/>Wybierz jednego BG. Wynajął on Cię, byś wykonał dla niego pewną robotę. Otrzymałeś zapłatę, ale jeszcze nie wykonałeś tej pracy.</text:p>
        </text:list-item>
        <text:list-item>
          <text:p text:style-name="P110">Wybierz jednego BG. Pracowaliście razem kiedyś, i skończyło się to źle.</text:p>
        </text:list-item>
        <text:list-item>
          <text:p text:style-name="P110">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72">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text:span text:style-name="T125">A</text:span>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3">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8">Twoje robotyczne twory robią to, czego od nich zażądasz. </text:p>
      <text:p text:style-name="P22"><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2">Poziom 1: Robot-Asystent</text:p>
      <text:p text:style-name="P22">Poziom 1: Twórco Robotów</text:p>
      <text:p text:style-name="P22">Poziom 2: Kontrola Robotów</text:p>
      <text:p text:style-name="P22">Poziom 3: Kompan-Ekspert lub Umiejętna Obrona</text:p>
      <text:p text:style-name="P22">Poziom 4: Unowocześnienie Robota</text:p>
      <text:p text:style-name="P22">Poziom 5: Armia Robotów</text:p>
      <text:p text:style-name="P22">Poziom 6: Robotyczna Ewolucja lub Unowocześnienie Robota</text:p>
      <text:p text:style-name="P22">Wtrącenie MG: Robot zostaje zhackowany, działa randomowo lub niespodziewanie wybucha.</text:p>
      <text:p text:style-name="P14">Chroni Słabszych</text:p>
      <text:p text:style-name="P25">Pomagasz słabszym, pragnącym pomocy i bezsilnym.</text:p>
      <text:p text:style-name="P23"><text:span text:style-name="T74">Poziom</text:span> 1: <text:span text:style-name="T74">Odwaga</text:span></text:p>
      <text:p text:style-name="P24"><text:span text:style-name="T74">Poziom</text:span> 1: <text:span text:style-name="T74">Tarcza Obronna</text:span></text:p>
      <text:p text:style-name="P24"><text:span text:style-name="T74">Poziom</text:span> 2: <text:span text:style-name="T75">Wierny Obrońca</text:span></text:p>
      <text:p text:style-name="P24"><text:span text:style-name="T74">Poziom</text:span> 2: <text:span text:style-name="T75">Empatia</text:span></text:p>
      <text:p text:style-name="P24"><text:span text:style-name="T74">Poziom</text:span> 3: <text:span text:style-name="T75">Podwójni Bronieni lub Prawdziwy Strażnik</text:span></text:p>
      <text:p text:style-name="P24"><text:span text:style-name="T74">Poziom</text:span> 4: <text:span text:style-name="T75">Wyzwanie Bojowe</text:span></text:p>
      <text:p text:style-name="P24"><text:span text:style-name="T74">Poziom</text:span> 5: <text:span text:style-name="T75">Chętna Ofiara</text:span></text:p>
      <text:p text:style-name="P24"><text:span text:style-name="T74">Poziom</text:span> 6: Res<text:span text:style-name="T75">uscytacja lub Prawdziwy Obrońca</text:span></text:p>
      <text:p text:style-name="P26">Wtrącenie MG: Postać skupiona na ochronie innych może czasami wystawić samą siebie do ataku.</text:p>
      <text:p text:style-name="P14">Chroni Wrota</text:p>
      <text:p text:style-name="P35">Każdy chce mieć Ciebie po swojej stronie w walce, ponieważ nic Cię nie omija.</text:p>
      <text:p text:style-name="P35">Poziom 1: Ufortyfikowana Pozycja</text:p>
      <text:p text:style-name="P35">Poziom 1: Do Mnie!</text:p>
      <text:p text:style-name="P35">Poziom 2: Moc i Umysł</text:p>
      <text:p text:style-name="P35">Poziom 3: Budujący Umocnienia lub Odbicie Ataków</text:p>
      <text:p text:style-name="P35">Poziom 4: Większa Ulepszona Moc</text:p>
      <text:p text:style-name="P35">Poziom 5: Pole Wzmacniające</text:p>
      <text:p text:style-name="P35">Poziom 6: Generacja Pola Siłowego lub Atak Oszałamiający</text:p>
      <text:p text:style-name="P36">Wtrącenie MG: Strategicznie ważna struktura się zapada. Wróg atakuje z niespodziewanej strony.</text:p>
      <text:p text:style-name="P14"><text:soft-page-break/>Dotyka Nieba</text:p>
      <text:p text:style-name="P35">Kontrolujesz pogodę.</text:p>
      <text:p text:style-name="P35">Poziom 1: Unoszenie się</text:p>
      <text:p text:style-name="P35">Poziom 2: <text:span text:style-name="T76">Zbroja Wiatru</text:span></text:p>
      <text:p text:style-name="P35">Poziom 3: <text:span text:style-name="T76">Promienie Mocy lub</text:span> <text:span text:style-name="T76">Przywołanie Burzy</text:span></text:p>
      <text:p text:style-name="P35">Poziom 4: <text:span text:style-name="T76">Jeździec Wiatru</text:span></text:p>
      <text:p text:style-name="P35">Poziom 5: <text:span text:style-name="T76">Emisja Zimna</text:span></text:p>
      <text:p text:style-name="P35">Poziom 6: <text:span text:style-name="T76">Kontrola Pogody lub</text:span> <text:span text:style-name="T76">Rydwan Wiatru</text:span></text:p>
      <text:p text:style-name="P37">Wtrącenie MG: Sojusznik jest przypadkowo trafiony przez błyskawicę. Niespodziewane uziemienie zadaje obrażenia. Pogoda jest zmieniona w niewłaściwy sposób i burza wyrywa się spod kontroli. </text:p>
      <text:p text:style-name="P14">Działa pod Przykrywką</text:p>
      <text:p text:style-name="P39">Pod przebraniem kogoś innego, szukasz odpowiedzi, które potężni tego świata pragną zachować dla siebie. </text:p>
      <text:p text:style-name="P40">(Ktoś kto Działa pod Przykrywką może mieć zestaw do przebierania się jako dodatkowy ekwipunek).</text:p>
      <text:p text:style-name="P40">Tier 1: Śledztwo</text:p>
      <text:p text:style-name="P40">Tier 2: Przebranie</text:p>
      <text:p text:style-name="P40">Tier 3: Agent-Prowokator lub Bieg i Walka</text:p>
      <text:p text:style-name="P40">Tier 4: Niezłe Oszustwo</text:p>
      <text:p text:style-name="P40">Tier 5: Korzystanie z Dostępnych Opcji</text:p>
      <text:p text:style-name="P40">Tier 6: Zaufaj Swemu Szcześciu lub Śmiertelny Cios</text:p>
      <text:p text:style-name="P40">Wtrącenie MG: Pech może zepsuć najlepszy plan. Przebrenie zawodzi. Sprzymierzeńcy okazują się również być agentami.</text:p>
      <text:p text:style-name="P14">Dzierży Dwie Bronie Naraz</text:p>
      <text:p text:style-name="P40">Dzierżysz stal w obydwu rękach, gotowy stanąć naprzeciwko każdego wroga. </text:p>
      <text:p text:style-name="P40">Tier 1: Podwójne Władanie Lekkimi Broniami </text:p>
      <text:p text:style-name="P40">Tier 2: Podwójny Cios</text:p>
      <text:p text:style-name="P40">Tier 2: Infiltrator</text:p>
      <text:p text:style-name="P40">Tier 3: Podwójne Władanie Średnią Bronią lub Precyzyjne Cięcie</text:p>
      <text:p text:style-name="P40">Tier 4: Podwójna Obrona</text:p>
      <text:p text:style-name="P40">Tier 5: Podwójne Rozproszenie Uwagi</text:p>
      <text:p text:style-name="P40">Tier 6: Rozbrojenie lub Wielokrotny Atak</text:p>
      <text:p text:style-name="P40">Wtrącenie MG: Ostrze łamie się w połowie lub broń wypada z dłoni swego nosiciela. </text:p>
      <text:p text:style-name="P14"><text:soft-page-break/>Dzierży Magiczną Broń</text:p>
      <text:p text:style-name="P41">Posiadasz broń o dziwnych właściwościach i Twoja wiedza o jej mocy pozwoliła Ci stworzyć unikalny styl walki.</text:p>
      <text:p text:style-name="P41">Tier 1: Zaczarowana Broń</text:p>
      <text:p text:style-name="P41">Tier 1: Wrodzona Moc</text:p>
      <text:p text:style-name="P41">Tier 1: Naładowanie Broni</text:p>
      <text:p text:style-name="P41">Tier 2: Uderzenie Mocy</text:p>
      <text:p text:style-name="P41">Tier 3: Szybki Atak lub Rzut Zaczarowaną Bronią</text:p>
      <text:p text:style-name="P41">Tier 4: Broń Defensywna</text:p>
      <text:p text:style-name="P41">Tier 5: Zaczarowany Ruch</text:p>
      <text:p text:style-name="P41">Tier 6: Smiertelny Cios lub Wielokrotny Atak</text:p>
      <text:p text:style-name="P41">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41">Możesz latać i jesteś supersilny, ciężki w uszkodzeniu, a także szybki. Czy jest coś, czego nie możesz zrobić?</text:p>
      <text:p text:style-name="P41">Tier 1: Unoszenie się</text:p>
      <text:p text:style-name="P41">Tier 2: Większy Ulepszony Potencjał</text:p>
      <text:p text:style-name="P41">Tier 3: Ukryta Siła lub Rentgen w Oczach</text:p>
      <text:p text:style-name="P41">Tier 4: W Mgnieniu Oka</text:p>
      <text:p text:style-name="P41">Tier 4: Rozpęd</text:p>
      <text:p text:style-name="P41">Tier 5: Jeszcze Żywy</text:p>
      <text:p text:style-name="P41">Tier 6: palące światło lub Zignorowanie Przeszkody</text:p>
      <text:p text:style-name="P41">Wtrącenie MG: Nemezis Cię odnajduje. Odnaleziono dziwny materiał, któy niweluje moce postacu. </text:p>
      <text:p text:style-name="P14">Gra w Zbyt Wiele Gier</text:p>
      <text:p text:style-name="P41">Lekcje, refleks i strategie, których się nauczyłeś, grając w zbyt wiele gier, mają zastosowanie w prawdziwym życiu, gdzie ludzie, którzy nie grają dostatecznie dużo muszą się szczególnie męczyć. </text:p>
      <text:p text:style-name="P41">Tier 1: <text:span text:style-name="T77">Lekcje z Gier</text:span></text:p>
      <text:p text:style-name="P41">Tier 1: Gamer</text:p>
      <text:p text:style-name="P41">Tier 2: <text:span text:style-name="T77">Oczy Przyzwyczajone do Ciemności</text:span></text:p>
      <text:p text:style-name="P41">Tier 2: <text:span text:style-name="T77">Odporność na Sztuczki</text:span></text:p>
      <text:p text:style-name="P41">Tier 3: <text:span text:style-name="T77">Cel Snipera lub</text:span> <text:span text:style-name="T77">Ulepszone Skupienie w Szybkości</text:span></text:p>
      <text:p text:style-name="P41"><text:soft-page-break/>Tier 4: <text:span text:style-name="T77">Gierki Umysłowe</text:span></text:p>
      <text:p text:style-name="P41">Tier 4: <text:span text:style-name="T77">Ulepszony Intelekt</text:span></text:p>
      <text:p text:style-name="P41">Tier 5: <text:span text:style-name="T77">Wytrzymałość Gracza</text:span></text:p>
      <text:p text:style-name="P41">Tier 6: <text:span text:style-name="T77">Regeneracja Umysłu</text:span> <text:span text:style-name="T77">lub Bóg Gier</text:span></text:p>
      <text:p text:style-name="P42">Wtrącenie MG: Chybiony atak trafie nie ten cel. Ekwipunek siępsuje. Czasami ludzie reaguję nagatywnie na kogoś, kto przeżył większość swego życia w wyimaginowanych światach gier.</text:p>
      <text:p text:style-name="P14">Grzmi</text:p>
      <text:p text:style-name="P43">Emitujesz destruktywne dźwięki i manipulujesz nimi.</text:p>
      <text:p text:style-name="P43">Tier 1: Promień Grzmotu</text:p>
      <text:p text:style-name="P43">Tier 2: Bariera Konwersji Dźwięku</text:p>
      <text:p text:style-name="P43">Tier 3: Tłumienie Dźwięków lub Echolokacja</text:p>
      <text:p text:style-name="P43">Tier 4: Okrzyk Roztrzaskania</text:p>
      <text:p text:style-name="P43">Tier 5: Subsoniczny Hałas</text:p>
      <text:p text:style-name="P43">Tier 5: Wzmocnienie Dźwięku</text:p>
      <text:p text:style-name="P43">Tier 6: Trzęsienie Ziemi lub Śmiertelna Wibracja</text:p>
      <text:p text:style-name="P43">Wtrącenie MG: Głośne hałasy przyciągają uwagę.</text:p>
      <text:p text:style-name="P14">Ignoruje Fizyczny Dystans</text:p>
      <text:p text:style-name="P43">Możesz się teleportować w jedno miejsce z drugiego poprzez krótki pobyt w równoległym wymiarze.</text:p>
      <text:p text:style-name="P43">Tier 1: <text:span text:style-name="T78">Wymiarowy Ścisk</text:span></text:p>
      <text:p text:style-name="P43">Tier 2: <text:span text:style-name="T78">Oportunista</text:span></text:p>
      <text:p text:style-name="P43">Tier 3: <text:span text:style-name="T78">Obronna Teleportacja lub</text:span> <text:span text:style-name="T78">Skoki Teleportacyjne</text:span></text:p>
      <text:p text:style-name="P43">Tier 4: <text:span text:style-name="T78">Krótka Teleportacja</text:span></text:p>
      <text:p text:style-name="P43">Tier 5: <text:span text:style-name="T78">Średnia Teleportacja</text:span></text:p>
      <text:p text:style-name="P43">Tier 6: Teleporta<text:span text:style-name="T78">cja lub</text:span> <text:span text:style-name="T78">Rana Teleportacyjna</text:span></text:p>
      <text:p text:style-name="P44">Wtrącenie MG: Teleportacja kończy się źle, umieszczając postać w niebezpiecznym miejscu. Bezwładność (np.: wskutek spadania) trwa podczas teleportacji, raniąc postać. </text:p>
      <text:p text:style-name="P14">Infiltruje</text:p>
      <text:p text:style-name="P45">Subtelność, chytrość i ukradkowość pozwalają Ci na dostęp tam, gdzie inni nie mogą.</text:p>
      <text:p text:style-name="P45">Tier 1: Umiejętności Złodzieja</text:p>
      <text:p text:style-name="P45">Tier 1: Wyczucie Pobudek</text:p>
      <text:p text:style-name="P45">Tier 2: Impersonacja</text:p>
      <text:p text:style-name="P45">Tier 2: Ucieczka, nie Walka</text:p>
      <text:p text:style-name="P45"><text:soft-page-break/>Tier 3: Świadomość lub Umiejętny Atak</text:p>
      <text:p text:style-name="P45">Tier 4: Niewidzialność</text:p>
      <text:p text:style-name="P45">Tier 5: Unik</text:p>
      <text:p text:style-name="P45">Tier 6: Pranie Mózgu lub Odsunięcie się</text:p>
      <text:p text:style-name="P45">Wtrącenie MG: Szpiegów traktuje się okrutnie, gdy się ich złapie. Ich sprzymierzeńcy się ich wypierają. Pewnych sekretów lepiej nigdy nie poznać.</text:p>
      <text:p text:style-name="P14">Interpretuje Prawo</text:p>
      <text:p text:style-name="P45">Jest twoją rzeczą naginanie innych do swoich poglądów.</text:p>
      <text:p text:style-name="P45">Tier 1: <text:span text:style-name="T79">Dyplomata</text:span></text:p>
      <text:p text:style-name="P45">Tier 1: <text:span text:style-name="T79">Wiedza Prawnicza</text:span></text:p>
      <text:p text:style-name="P45">Tier 2: Deb<text:span text:style-name="T79">ata</text:span></text:p>
      <text:p text:style-name="P45">Tier 3: <text:span text:style-name="T79">Przydatna Pomoc lub Ulepszone Skupienie w Inteligencji</text:span></text:p>
      <text:p text:style-name="P45">Tier 4: <text:span text:style-name="T79">Przerażenie</text:span></text:p>
      <text:p text:style-name="P45">Tier 5: <text:span text:style-name="T79">Nikt nie Wie Lepiej</text:span></text:p>
      <text:p text:style-name="P45">Tier 6: <text:span text:style-name="T79">Większy Ulepszony Potencjał lub</text:span> <text:span text:style-name="T79">Prawnik-Stażysta</text:span></text:p>
      <text:p text:style-name="P46">Wtrącenie MG: Ludzie nie lubią wszystkowiedzących. Rozproszenie lub przeszkodzenie przeszkadza w argumencie prawniczym.</text:p>
      <text:p text:style-name="P14">Istnieje Częściowo Poza Fazą</text:p>
      <text:p text:style-name="P47">Częściowo przezroczysty, jesteś w części poza fazą i możesz się przemieszczać przez ciała stałe. </text:p>
      <text:p text:style-name="P47">Tier 1: Przechodzenie Przez Ściany</text:p>
      <text:p text:style-name="P47">Tier 2: Defensywne Znikanie</text:p>
      <text:p text:style-name="P47">Tier 3: Atak Fazowy lub Drzwi Fazowe</text:p>
      <text:p text:style-name="P47">Tier 4: Duch</text:p>
      <text:p text:style-name="P47">Tier 5: Nietykalny</text:p>
      <text:p text:style-name="P47">Tier 6: Ulepszony Atak Fazowy lub Wyfazowanie Wroga</text:p>
      <text:p text:style-name="P47">Wtrącenie MG: Postać wyfazowuje się w nieznany wymiar. Postać gubi się w dużym ciele stałym. </text:p>
      <text:p text:style-name="P17">Istnieje w Dwóch Miejscach Naraz</text:p>
      <text:p text:style-name="P47">Istniejesz w dwóch miejscach w tym samym czasie.</text:p>
      <text:p text:style-name="P48">Tier 1: <text:span text:style-name="T80">Kopia</text:span></text:p>
      <text:p text:style-name="P48">Tier 2: <text:span text:style-name="T80">Dzielone Zmysły</text:span></text:p>
      <text:p text:style-name="P48">Tier 3: <text:span text:style-name="T80">Ulepszona Kopia lub</text:span> <text:span text:style-name="T80">Odporna Kopia</text:span></text:p>
      <text:p text:style-name="P48">Tier 4: <text:span text:style-name="T80">Przekaz Obrażeń</text:span></text:p>
      <text:p text:style-name="P48"><text:soft-page-break/>Tier 5: <text:span text:style-name="T80">Skoordynowany Wysiłek</text:span></text:p>
      <text:p text:style-name="P48">Tier 6: <text:span text:style-name="T80">Wielość lub</text:span> <text:span text:style-name="T80">Odporna Kopia</text:span></text:p>
      <text:p text:style-name="P48"><text:span text:style-name="T80">Wtrącenie MG</text:span>: <text:span text:style-name="T80">Obserwacja świata z dwóch odmiennych perspektyw dezorientuje postać, powodując zawroty głowy, wymioty lub konfuzję.</text:span></text:p>
      <text:p text:style-name="P14">Izoluje Umysł od Ciała</text:p>
      <text:p text:style-name="P49">Twój umysł opuszcza Twoje ciało, by widzieć odległe miejsca i poznawać sekrety, których nie da się poznać inaczej.</text:p>
      <text:p text:style-name="Text_20_body">Tier 1: <text:span text:style-name="T81">Trzecie Oko</text:span></text:p>
      <text:p text:style-name="Text_20_body">Tier 2: <text:span text:style-name="T81">Otwarty Umysł</text:span></text:p>
      <text:p text:style-name="Text_20_body">Tier 2: <text:span text:style-name="T81">Wyostrzone Zmysły</text:span></text:p>
      <text:p text:style-name="Text_20_body">Tier 3: <text:span text:style-name="T81">Zdalne Trzecie Oko lub</text:span> <text:span text:style-name="T81">Odnalezienie Ukrytych</text:span></text:p>
      <text:p text:style-name="Text_20_body">Tier 4: Sensor</text:p>
      <text:p text:style-name="Text_20_body">Tier 5: Ps<text:span text:style-name="T81">ioniczny Pasażer</text:span></text:p>
      <text:p text:style-name="Text_20_body">Tier 6: <text:span text:style-name="T81">Projekcja Mentalna lub</text:span> <text:span text:style-name="T81">Ulepszony Sensor</text:span></text:p>
      <text:p text:style-name="P49">Wtrącenie MG: Ponowne połączenie ciała i umysłu może czasami być dezorientujące i wymagać od postaci spędzenia paru minut na dostrajaniu się. </text:p>
      <text:p text:style-name="P14">Jaśnieje Światłością</text:p>
      <text:p text:style-name="P27"><text:span text:style-name="T81">Możesz tworzyć ś</text:span><text:span text:style-name="T85">w</text:span><text:span text:style-name="T81">iatło, kształtować je, naginać lub gromadzić jako broń. </text:span></text:p>
      <text:p text:style-name="P23">Tier 1: <text:span text:style-name="T85">Oświecony</text:span></text:p>
      <text:p text:style-name="P23">Tier 1: <text:span text:style-name="T85">Dotyk Oświecenia</text:span></text:p>
      <text:p text:style-name="P23">Tier 2: <text:span text:style-name="T85">Oszałamiające Światło</text:span></text:p>
      <text:p text:style-name="P23">Tier 3: <text:span text:style-name="T85">Palące Światło lub Umiejętna Obrona</text:span></text:p>
      <text:p text:style-name="P23">Tier 4: <text:span text:style-name="T85">Światło Słońca </text:span></text:p>
      <text:p text:style-name="P23">Tier 5: <text:span text:style-name="T85">Niewidzialność</text:span></text:p>
      <text:p text:style-name="P23">Tier 6: <text:span text:style-name="T85">Żywe Światło lub Pole Obronne</text:span></text:p>
      <text:p text:style-name="P28">Wtrącenie MG: Sprzymierzeńcy są przypadkowo oszołomieni lub oślepieni. Jasne błyski przywołują strażników. </text:p>
      <text:p text:style-name="P14">Jest Bardzo Silny</text:p>
      <text:p text:style-name="P52">Jesteś umięśniony, możesz podnosić wielkie ciężary i przebijać się przez drzwi.</text:p>
      <text:p text:style-name="Text_20_body">Tier 1: At<text:span text:style-name="T86">leta</text:span></text:p>
      <text:p text:style-name="Text_20_body">Tier 1: <text:span text:style-name="T86">Ulepszone Skupieni</text:span>e <text:span text:style-name="T86">w Mocy</text:span></text:p>
      <text:p text:style-name="Text_20_body">Tier 2: <text:span text:style-name="T86">Pokaz Siły</text:span></text:p>
      <text:p text:style-name="Text_20_body">Tier 3: <text:span text:style-name="T86">Żelazne Pięści lub Rzut</text:span></text:p>
      <text:p text:style-name="Text_20_body"><text:soft-page-break/>Tier 4: <text:span text:style-name="T86">Większa Ulepszona Moc</text:span></text:p>
      <text:p text:style-name="Text_20_body">Tier 5: <text:span text:style-name="T86">Brutalne Uderzenie</text:span></text:p>
      <text:p text:style-name="Text_20_body">Tier 6: <text:span text:style-name="T86">Większa Ulepszona Moc lub</text:span> <text:span text:style-name="T86">Atak z Wyskoku</text:span></text:p>
      <text:p text:style-name="P52">Wtrącenie MG: Łatwo jest zniszczyć delikatne przedmioty lub kogoś przypadkowo zranić</text:p>
      <text:p text:style-name="P14">Jest Idolem Milionów</text:p>
      <text:p text:style-name="P52">Jesteś celebrytą i większość ludzi Cię uwielbia.</text:p>
      <text:p text:style-name="Text_20_body">Tier 1: <text:span text:style-name="T86">Świta</text:span></text:p>
      <text:p text:style-name="Text_20_body">Tier 1: <text:span text:style-name="T86">Talent Celebryty</text:span></text:p>
      <text:p text:style-name="Text_20_body">Tier 2: <text:span text:style-name="T86">Zalety Sławy</text:span></text:p>
      <text:p text:style-name="Text_20_body">Tier 3: <text:span text:style-name="T86">Ulepszone Zdrowie lub Umiejętny Atak</text:span></text:p>
      <text:p text:style-name="Text_20_body">Tier 4: <text:span text:style-name="T86">Zachwyt Światła Gwiazd</text:span></text:p>
      <text:p text:style-name="Text_20_body">Tier 4: <text:span text:style-name="T86">Kompan-Ekspert</text:span></text:p>
      <text:p text:style-name="P50">Tier 5: <text:span text:style-name="T9">Czy </text:span><text:span text:style-name="T10">T</text:span><text:span text:style-name="T11">y</text:span><text:span text:style-name="T10"> </text:span><text:span text:style-name="T9">Wiesz W Ogóle Kim Jestem?</text:span></text:p>
      <text:p text:style-name="Text_20_body">Tier 6: <text:span text:style-name="T86">Oratorska Inspiracja lub</text:span> <text:span text:style-name="T86">Ulepszony Kompan</text:span></text:p>
      <text:p text:style-name="P50"><text:span text:style-name="T86">Wtrąceni</text:span><text:span text:style-name="T87">e</text:span><text:span text:style-name="T86">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53">Posiadasz psioniczny dar, który <text:s/>pozwala Ci widzieć to, czego inni nie mogą.</text:p>
      <text:p text:style-name="Text_20_body">Tier 1: <text:span text:style-name="T88">Postrzeganie Niewidocznego</text:span></text:p>
      <text:p text:style-name="Text_20_body">Tier 2: <text:span text:style-name="T88">Rentgen w Oczach</text:span></text:p>
      <text:p text:style-name="Text_20_body">Tier 3: <text:span text:style-name="T88">Odnalezienie Ukrytych lub </text:span>Sensor</text:p>
      <text:p text:style-name="Text_20_body">Tier 4: <text:span text:style-name="T88">Widzenie na Odległość</text:span></text:p>
      <text:p text:style-name="Text_20_body">Tier 5: <text:span text:style-name="T88">Postrzeganie Czasu</text:span></text:p>
      <text:p text:style-name="Text_20_body">Tier 6: <text:span text:style-name="T88">Projekcja Mentalna lub</text:span> <text:span text:style-name="T88">Całkowita Świadomość</text:span></text:p>
      <text:p text:style-name="P53">Wtrącenie MG: Pewne sekrety są zbyt okropne, by je poznać.</text:p>
      <text:p text:style-name="P14"><text:span text:style-name="T4">J</text:span>est Jednoosobowym Bastionem</text:p>
      <text:p text:style-name="P51">Twoja zbroja, wraz z Twoim rozmiarem, siłą, treningiem lub wszczepami bionicznymi, czyni Ciętrudnym do przemieszczenia lub zaatakowania.</text:p>
      <text:p text:style-name="P51">(Pewne postaci, które Są Jednoosobowym Bastionem, mogą już być ekspertami w pancerzach. Mogą one wybrać inną zdolność1-szego poziomu niż Wyszkolony w Zbroi)</text:p>
      <text:p text:style-name="Text_20_body">Tier 1: <text:span text:style-name="T89">Wyszkolony w Zbroi</text:span></text:p>
      <text:p text:style-name="Text_20_body">Tier 1: <text:span text:style-name="T89">Doświadczony Obrońca</text:span></text:p>
      <text:p text:style-name="Text_20_body"><text:soft-page-break/>Tier 2: <text:span text:style-name="T89">Odporność na Żywioły</text:span></text:p>
      <text:p text:style-name="Text_20_body">Tier 3: <text:span text:style-name="T89">Nieporuszalny</text:span></text:p>
      <text:p text:style-name="Text_20_body">Tier 3: <text:span text:style-name="T89">Większa Ulepszona Moc lub Wyszkolony we Wszystkich Broniach</text:span></text:p>
      <text:p text:style-name="Text_20_body">Tier 4: <text:span text:style-name="T89">Żywa Ściana</text:span></text:p>
      <text:p text:style-name="Text_20_body">Tier 5: <text:span text:style-name="T89">Wytrzymały</text:span></text:p>
      <text:p text:style-name="Text_20_body">Tier 5: <text:span text:style-name="T89">Mistrzowska Biegłość w Pancerzach</text:span></text:p>
      <text:p text:style-name="Text_20_body">Tier 6: <text:span text:style-name="T89">Śmiertelne Obrażenia lub</text:span> <text:span text:style-name="T89">Wyszkolony w Tarczach</text:span></text:p>
      <text:p text:style-name="P51">Wtrącenie MG: Zbroja się uszkadza. Mali wrogowie atakują Cię w sprytny sposób. </text:p>
      <text:p text:style-name="P14">Jest Mistrzem Obrony</text:p>
      <text:p text:style-name="P29">Korzystasz z odpowiedniego ekwipunku i wyszkolenia, by uniknąć zranienia w walce.</text:p>
      <text:p text:style-name="Text_20_body">Tier 1: <text:span text:style-name="T90">Mistrz Tarcz</text:span></text:p>
      <text:p text:style-name="Text_20_body">Tier 2: <text:span text:style-name="T90">Twardy</text:span></text:p>
      <text:p text:style-name="Text_20_body">Tier 2: <text:span text:style-name="T90">Wyszkolony w Zbroi</text:span></text:p>
      <text:p text:style-name="Text_20_body">Tier 3: <text:span text:style-name="T90">Unik i Odporność lub Unik i Rewanż</text:span></text:p>
      <text:p text:style-name="Text_20_body">Tier 4: <text:span text:style-name="T90">Wieża Siły Woli</text:span></text:p>
      <text:p text:style-name="Text_20_body">Tier 4: <text:span text:style-name="T90">Przywykły do Noszeni Zbroi</text:span></text:p>
      <text:p text:style-name="Text_20_body">Tier 5: N<text:span text:style-name="T90">ic Tylko Obrona</text:span></text:p>
      <text:p text:style-name="Text_20_body">Tier 6: <text:span text:style-name="T90">Mistrz Obrony lub</text:span> <text:span text:style-name="T90">Jak Druga Skóra</text:span></text:p>
      <text:p text:style-name="P55">Wtrącenie MG: Tarcza pęka przy trafieniu, jak i bronie, którymi się blokuje. Paski od pancerza pękają.</text:p>
      <text:p text:style-name="P18">Jest Poszukiwany Przez Prawo</text:p>
      <text:p text:style-name="P54"><text:span text:style-name="T92">Plakaty </text:span><text:span text:style-name="T91">"</text:span><text:span text:style-name="T92">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90">Ulepszona Szybkość</text:span></text:p>
      <text:p text:style-name="Text_20_body">Tier 1: <text:span text:style-name="T90">Zmysł Niebezpieczeństwa</text:span></text:p>
      <text:p text:style-name="Text_20_body">Tier 2: <text:span text:style-name="T90">Atak z Zaskoczenia</text:span></text:p>
      <text:p text:style-name="Text_20_body">Tier 3: <text:span text:style-name="T90">Reputacja Spoza Prawa</text:span> <text:span text:style-name="T90">lub</text:span> <text:span text:style-name="T90">Następny Atak</text:span></text:p>
      <text:p text:style-name="Text_20_body">Tier 4: <text:span text:style-name="T90">Szybkie Zabójstwo</text:span></text:p>
      <text:p text:style-name="Text_20_body">Tier 5: <text:span text:style-name="T90">Drużyna Desperados</text:span></text:p>
      <text:p text:style-name="Text_20_body">Tier 6: <text:span text:style-name="T90">Jeszcze Żywy</text:span> <text:span text:style-name="T90">lub Śmiertelne Obrażenia</text:span></text:p>
      <text:p text:style-name="P55">Wtrącenie MG: Większość ludzi nie reaguje dobrze na poszukiwanego listem gończym w swoich szeregach.</text:p>
      <text:p text:style-name="P14"><text:soft-page-break/>Jest Stworzony z Kamienia</text:p>
      <text:p text:style-name="P60">Twoje ciało jest stworzone z twardego minerału, czyniąc się twardym, ciężkim do zranienia humanoidem.</text:p>
      <text:p text:style-name="Text_20_body">Tier 1: <text:span text:style-name="T93">Ciało Golema</text:span></text:p>
      <text:p text:style-name="Text_20_body">Tier 1: <text:span text:style-name="T93">Uzdrawianie Golema</text:span></text:p>
      <text:p text:style-name="Text_20_body">Tier 2: <text:span text:style-name="T93">Chwyt Golema</text:span></text:p>
      <text:p text:style-name="P56">Tier 3: <text:span text:style-name="T93">Wyszkolony Miażdżyciel</text:span></text:p>
      <text:p text:style-name="Text_20_body">Tier 3: <text:span text:style-name="T93">Tupnięcie Golema lub</text:span> <text:span text:style-name="T93">Uzbrojenie</text:span></text:p>
      <text:p text:style-name="Text_20_body">Tier 4: <text:span text:style-name="T93">Głębokie Rezerwy</text:span></text:p>
      <text:p text:style-name="Text_20_body">Tier 5: <text:span text:style-name="T93">Wyspecjalizowany Pięściarz</text:span></text:p>
      <text:p text:style-name="Text_20_body">Tier 5: <text:span text:style-name="T93">Jak Posąg</text:span></text:p>
      <text:p text:style-name="Text_20_body">Tier 6: Ultra <text:span text:style-name="T93">Wzmocnienie lub Regeneracja Umysłu</text:span></text:p>
      <text:p text:style-name="P60">Wtrącenie MG: Istoty z kamienia czasami zapominają o własnej sile lub wadze. Chodzący posąg może przerazić zwykłych ludzi.</text:p>
      <text:p text:style-name="P14">Jeździ Jak Maniak</text:p>
      <text:p text:style-name="P30">Niezależnie od tego, czy balansujesz na dwóch kołach, przeskakujesz między pojazdami lub ruszasz na przód ku niebezpiezeństwu, nie myślisz zbyt dużo o własnym bezpieczeństwie, gdy jesteś za kierownicą. <text:s/></text:p>
      <text:p text:style-name="P61">(Ktoś to Jeździ Jak Maniak potrzebuje dostępu do pojazdu.)</text:p>
      <text:p text:style-name="Text_20_body">Tier 1: <text:span text:style-name="T94">Kierowca</text:span></text:p>
      <text:p text:style-name="Text_20_body">Tier 1: <text:span text:style-name="T94">Atak Podczas Kierowania</text:span></text:p>
      <text:p text:style-name="Text_20_body">Tier 2: <text:span text:style-name="T94">Surfer Aut</text:span></text:p>
      <text:p text:style-name="Text_20_body">Tier 2: <text:span text:style-name="T94">Pojedynek Spojrzeń</text:span></text:p>
      <text:p text:style-name="Text_20_body">Tier 3: <text:span text:style-name="T94">Doświadczony Kierowca lub</text:span> <text:span text:style-name="T94">Ulepszone Skupienie w Szybkości</text:span></text:p>
      <text:p text:style-name="Text_20_body">Tier 4: <text:span text:style-name="T94">Bystrooki</text:span></text:p>
      <text:p text:style-name="Text_20_body">Tier 4: <text:span text:style-name="T94">Ulepszona Szybkość</text:span></text:p>
      <text:p text:style-name="Text_20_body">Tier 5: <text:span text:style-name="T94">Coś na Drodze</text:span></text:p>
      <text:p text:style-name="Text_20_body">Tier 6: <text:span text:style-name="T94">Uzdolniony Kierowca lub</text:span> <text:span text:style-name="T95">Ś</text:span><text:span text:style-name="T94">miertelne Obrażenia</text:span></text:p>
      <text:p text:style-name="P56"><text:span text:style-name="T94">Wtrącenie MG: Silnik odmawia posłuszeństwa. Most na końcu drogi jest wyłączony z ruchu. Przednia szyba się roztr</text:span><text:span text:style-name="T95">z</text:span><text:span text:style-name="T94">askuje. Ktoś nagle wyskakuje na przód pojazdu.</text:span></text:p>
      <text:p text:style-name="P14">Kocha Pustkę</text:p>
      <text:p text:style-name="P62">Kiedy jesteś tylko Ty, Twój skafander kosmiczny i panorama niekończących się gwiazd, osiągasz stan spokoju.</text:p>
      <text:p text:style-name="Text_20_body"><text:span text:style-name="T95">Opcja do podmiany</text:span>: <text:span text:style-name="T96">Mam Kombinezon Kosmiczny, Będę Podróżnikiem</text:span> </text:p>
      <text:p text:style-name="Text_20_body"><text:soft-page-break/>Tier 1: <text:span text:style-name="T95">Umiejętności Kosmiczne</text:span></text:p>
      <text:p text:style-name="Text_20_body">Tier 1: <text:span text:style-name="T95">Przyzwyczajony do Mikrograwitacji</text:span></text:p>
      <text:p text:style-name="Text_20_body">Tier 2: <text:span text:style-name="T95">Ulepszone Skupienie w Szybkości</text:span></text:p>
      <text:p text:style-name="Text_20_body">Tier 2: <text:span text:style-name="T95">Ulepszona Muskulatura</text:span></text:p>
      <text:p text:style-name="Text_20_body">Tier 3: <text:span text:style-name="T95">Walka w Kosmosie lub</text:span> <text:span text:style-name="T95">Zbroja Fuzyjna</text:span></text:p>
      <text:p text:style-name="Text_20_body">Tier 4: <text:span text:style-name="T95">Cichy jak Kosmos</text:span></text:p>
      <text:p text:style-name="Text_20_body">Tier 4: <text:span text:style-name="T95">Odepchnięcie i Rzut</text:span></text:p>
      <text:p text:style-name="Text_20_body">Tier 5: <text:span text:style-name="T95">Uniki w Mikrograwitacji</text:span></text:p>
      <text:p text:style-name="Text_20_body">Tier 6: <text:span text:style-name="T95">Wystrzał Mikrograwitacyjny lub</text:span> <text:span text:style-name="T95">Pole Reakcyjne</text:span></text:p>
      <text:p text:style-name="P62">Wtrącenie MG: Kombinezony kosmiczne mogą się zepsuć. Wskaźniki poziomu tlenu czasami mogą być mylące. Mikrometeoryty są powszechne w kosmosie.</text:p>
      <text:p text:style-name="P14">Kontroluje Bestie</text:p>
      <text:p text:style-name="P63">Masz rzadką zdolność komunikowania się i przewodzenia bestiom.</text:p>
      <text:p text:style-name="Text_20_body">Tier 1: <text:span text:style-name="T97">Zwierzęcy Kompan</text:span></text:p>
      <text:p text:style-name="Text_20_body">Tier 2: <text:span text:style-name="T97">Ukojenie Dzikiego</text:span></text:p>
      <text:p text:style-name="Text_20_body">Tier 2: <text:span text:style-name="T97">Komunikacja</text:span></text:p>
      <text:p text:style-name="Text_20_body">Tier 3: <text:span text:style-name="T97">Rumak</text:span> <text:span text:style-name="T97">lub</text:span> <text:span text:style-name="T97">Silniejsi Razem</text:span></text:p>
      <text:p text:style-name="Text_20_body">Tier 4: <text:span text:style-name="T97">Oczy Bestii</text:span></text:p>
      <text:p text:style-name="Text_20_body">Tier 4: <text:span text:style-name="T97">Ulepszony Kompan</text:span></text:p>
      <text:p text:style-name="Text_20_body">Tier 5: <text:span text:style-name="T97">Zew Dziczy</text:span></text:p>
      <text:p text:style-name="Text_20_body">Tier 6: <text:span text:style-name="T97">Jak Jedna Istota</text:span> <text:span text:style-name="T97">lub</text:span> <text:span text:style-name="T97">Kontrola Dzikiej Bestii</text:span></text:p>
      <text:p text:style-name="P63">Wtrącenie MG: Społeczność jest niechętna dzikim zwierzęciom. Bestia wyrwane spod kontroli stają się prawdziwym niebezpieczeństwem. </text:p>
      <text:p text:style-name="P19">Kontroluje Grawitację</text:p>
      <text:p text:style-name="P63">Manipulujesz siłami grawitacyjnymi.</text:p>
      <text:p text:style-name="P57"><text:span text:style-name="T95">Opcja do podmiany</text:span>: <text:span text:style-name="T97">Ciężki</text:span></text:p>
      <text:p text:style-name="P57">Tier 1: <text:span text:style-name="T97">Unoszenie się</text:span></text:p>
      <text:p text:style-name="P57">Tier 2: <text:span text:style-name="T97">Ulepszone Skupienie w Szybkości</text:span></text:p>
      <text:p text:style-name="P57">Tier 3: Defin<text:span text:style-name="T97">iowanie Dołu</text:span> <text:span text:style-name="T97">lub</text:span> <text:span text:style-name="T97">Szarpnięcie Grawitacyjne</text:span></text:p>
      <text:p text:style-name="P57">Tier 4: <text:span text:style-name="T97">Pole Grawitacyjne</text:span></text:p>
      <text:p text:style-name="P57">Tier 5: <text:span text:style-name="T97">Lot</text:span></text:p>
      <text:p text:style-name="P57">Tier 6: <text:span text:style-name="T97">Ulepszone Szarpnięcie Grawitacyjne lub</text:span> <text:span text:style-name="T97">Ciężar Świata</text:span></text:p>
      <text:p text:style-name="P63"><text:soft-page-break/>Wtrącenie MG: Świadkowie reagują nierozsądnym strachem. Dziwna interakcja posyła obiekt lub sprzymierzeńca ku przestworzom.</text:p>
      <text:p text:style-name="P14">Kopiuje Supermoce</text:p>
      <text:p text:style-name="P64">Możesz kopiować umiejętności, zdolności i supermoce innych. </text:p>
      <text:p text:style-name="Text_20_body">Tier 1: <text:span text:style-name="T98">Skupienie na Umiejętności</text:span></text:p>
      <text:p text:style-name="P58">Tier 1: <text:span text:style-name="T98">Skupienie na Umiejętności</text:span></text:p>
      <text:p text:style-name="Text_20_body">Tier 2: <text:span text:style-name="T98">Skopiuj Moc</text:span></text:p>
      <text:p text:style-name="Text_20_body">Tier 3: <text:span text:style-name="T98">Kradzież Mocy lub</text:span> <text:span text:style-name="T98">Dzikie Zdolności</text:span></text:p>
      <text:p text:style-name="Text_20_body">Tier 4: <text:span text:style-name="T98">Ulepszone Skopiowanie Mocy</text:span></text:p>
      <text:p text:style-name="Text_20_body">Tier 5: P<text:span text:style-name="T98">amięć Mocy</text:span></text:p>
      <text:p text:style-name="Text_20_body">Tier 6: <text:span text:style-name="T98">Cudowne Kopiowanie</text:span> <text:span text:style-name="T98">lub</text:span> <text:span text:style-name="T98">Wielość Kopii</text:span></text:p>
      <text:p text:style-name="P65">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1">Wielu superbohaterów może latać, niektórzy z nich nawet mają skrzydła. Możesz korzystać ze swoich skrzydeł do poruszania się, atakowania i obrony.</text:p>
      <text:p text:style-name="P23">Tier 1: <text:span text:style-name="T99">Unoszenie się</text:span></text:p>
      <text:p text:style-name="P23">Tier 1: <text:span text:style-name="T99">Krótki Lot</text:span></text:p>
      <text:p text:style-name="P23">Tier 2: <text:span text:style-name="T99">Skrzydła-Bronie</text:span></text:p>
      <text:p text:style-name="P23">Tier 3: <text:span text:style-name="T99">Akrobatyczny Atak lub</text:span> or <text:span text:style-name="T99">Latający Kompan</text:span></text:p>
      <text:p text:style-name="P23">Tier 4: <text:span text:style-name="T99">Trudny do Trafienia</text:span></text:p>
      <text:p text:style-name="P23">Tier 5: <text:span text:style-name="T99">Rozpęd</text:span></text:p>
      <text:p text:style-name="P23">Tier 6: <text:span text:style-name="T99">Trudny Cel</text:span> <text:span text:style-name="T99">lub</text:span> <text:span text:style-name="T99">Mistrz Obrony</text:span></text:p>
      <text:p text:style-name="P31">Wtrącenie MG: Skrzydło może być zranione lub nie mieć dość miejsca, przez co bohater upada. Latanie wysoko czyni postać wyraźnym celem dla niespodziewanego wroga. </text:p>
      <text:p text:style-name="P14">Łamie Systemy</text:p>
      <text:p text:style-name="P66">Wykorzystujesz słabości sztucznych systemów, wliczając (ale nie ograniczając się) do programów komputerowych.</text:p>
      <text:p text:style-name="Text_20_body">Tier 1: <text:span text:style-name="T99">Hakowanie Niemożliwości</text:span></text:p>
      <text:p text:style-name="Text_20_body">Tier 1: <text:span text:style-name="T99">Programowanie</text:span></text:p>
      <text:p text:style-name="Text_20_body">Tier 2: <text:span text:style-name="T99">Połączenia</text:span></text:p>
      <text:p text:style-name="Text_20_body">Tier 3: <text:span text:style-name="T99">Sprawny Oszust</text:span> <text:span text:style-name="T99">lub</text:span> <text:span text:style-name="T99">Umiejętny Atak</text:span></text:p>
      <text:p text:style-name="Text_20_body">Tier 4: <text:span text:style-name="T99">Skonfunduj Wroga</text:span></text:p>
      <text:p text:style-name="Text_20_body"><text:soft-page-break/>Tier 5: <text:span text:style-name="T99">Wsparcie Przyjaciela</text:span></text:p>
      <text:p text:style-name="Text_20_body">Tier 6: <text:span text:style-name="T99">Przysługa lub </text:span><text:span text:style-name="T100">Większy Ulepszony Potencjał</text:span></text:p>
      <text:p text:style-name="P59"><text:span text:style-name="T100">Wtrącenie MG: Twoje kontakty czasami mają swoje własne motywacje. Niekiedy urzą</text:span><text:span text:style-name="T101">d</text:span><text:span text:style-name="T100">zenia mają zabezpieczenia lub nawet pułapki.</text:span></text:p>
      <text:p text:style-name="P14">Łączy Ciało i Stal</text:p>
      <text:p text:style-name="P67">Twoje ciało jest częściowo maszyną.</text:p>
      <text:p text:style-name="Text_20_body">Tier 1: <text:span text:style-name="T102">Ulepszone Ciało</text:span></text:p>
      <text:p text:style-name="Text_20_body">Tier 2: Interf<text:span text:style-name="T102">ejs</text:span></text:p>
      <text:p text:style-name="Text_20_body">Tier 3: <text:span text:style-name="T102">Pakiet Sensoryczny lub</text:span> <text:span text:style-name="T102">Uzbrojenie</text:span></text:p>
      <text:p text:style-name="Text_20_body">Tier 4: Fu<text:span text:style-name="T102">zja</text:span></text:p>
      <text:p text:style-name="Text_20_body">Tier 5: <text:span text:style-name="T102">Głębokie Reserwy</text:span></text:p>
      <text:p text:style-name="Text_20_body">Tier 6: <text:span text:style-name="T102">Regeneracja Umysłu lub</text:span> Ultra <text:span text:style-name="T102">Wzmocnienie</text:span></text:p>
      <text:p text:style-name="P67">Wtrącenie MG: Ludzie w większości społeczności boją się kogoś, kto ma w sobie mechaniczne części.</text:p>
      <text:p text:style-name="P14">Łączy Umysł i Maszynę</text:p>
      <text:p text:style-name="P67">Elektroniczne implanty w Twoim mózgu czynią Cię supermyślicielem.</text:p>
      <text:p text:style-name="Text_20_body">Tier 1: <text:span text:style-name="T102">Ulepszony Intelekt</text:span></text:p>
      <text:p text:style-name="Text_20_body">Tier 1: <text:span text:style-name="T102">Umiejętności Wiedzy</text:span></text:p>
      <text:p text:style-name="Text_20_body">Tier 2: <text:span text:style-name="T102">Kwerenda</text:span></text:p>
      <text:p text:style-name="Text_20_body">Tier 3: <text:span text:style-name="T102">Procesor Akcji lub</text:span> <text:span text:style-name="T102">Telepatia Maszyn</text:span></text:p>
      <text:p text:style-name="Text_20_body">Tier 4: <text:span text:style-name="T102">Większy Ulepszony Intelekt</text:span></text:p>
      <text:p text:style-name="Text_20_body">Tier 4: <text:span text:style-name="T102">Umiejętności Wiedzy</text:span></text:p>
      <text:p text:style-name="Text_20_body">Tier 5: <text:span text:style-name="T102">Wizja Przyszłości</text:span></text:p>
      <text:p text:style-name="Text_20_body">Tier 6: <text:span text:style-name="T102">Ulepszenie Maszyny lub</text:span> <text:span text:style-name="T102">Regeneracja Umysłu</text:span></text:p>
      <text:p text:style-name="P67">Wtrącenie MG: Maszyny się psują. Potężne maszyny myślące mogą przejąć kontrolę nad mniejszymi maszynami. Pewni ludzie nie ufają komuś, kto nie jest w pełni organiczny. </text:p>
      <text:p text:style-name="P14">Ma Szlachetną Krew</text:p>
      <text:p text:style-name="P67">Dziedzic bogactwa i mocy, masz tytuł szlachecki i zdolności przyznae przez uprzywilejowane wychowanie. </text:p>
      <text:p text:style-name="Text_20_body"><text:span text:style-name="T102">Opcja Zamiany Typu</text:span>: <text:span text:style-name="T102">Służba</text:span></text:p>
      <text:p text:style-name="Text_20_body">Tier 1: P<text:span text:style-name="T102">rzywileje Szlachty</text:span></text:p>
      <text:p text:style-name="Text_20_body">Tier 2: <text:span text:style-name="T102">Wyszkolony Dyskutant</text:span></text:p>
      <text:p text:style-name="Text_20_body">Tier 3: <text:span text:style-name="T102">Zaawansowany Rozkaz</text:span> <text:span text:style-name="T102">lub</text:span> <text:span text:style-name="T102">Odwaga Szlachcica</text:span></text:p>
      <text:p text:style-name="Text_20_body"><text:soft-page-break/>Tier 4: <text:span text:style-name="T103">Kompan-Ekspert</text:span></text:p>
      <text:p text:style-name="Text_20_body">Tier 5: <text:span text:style-name="T103">Potwierdzenie Własnego Przywileju</text:span></text:p>
      <text:p text:style-name="Text_20_body">Tier 6: <text:span text:style-name="T103">Przydatna Pomoc</text:span> <text:span text:style-name="T103">lub</text:span> <text:span text:style-name="T103">Umysł Lidera</text:span></text:p>
      <text:p text:style-name="P68">Wtrącenie MG: Długi rodziny szlacheckiej są problemem bohatera. Dawno zagubione rodzeństwo chce się pozbyć swego rywala. Zabójca odnajduje postać. </text:p>
      <text:p text:style-name="Text_20_body"><text:span text:style-name="T82">Ma Tysi</text:span><text:span text:style-name="T83">ą</text:span><text:span text:style-name="T82">c Twarzy</text:span></text:p>
      <text:p text:style-name="P68">Możesz zmienić swój wygląd, by wyglądać jak zupełnie inna osoba. </text:p>
      <text:p text:style-name="Text_20_body">Tier 1: <text:span text:style-name="T103">Morficzna Twarz</text:span></text:p>
      <text:p text:style-name="Text_20_body">Tier 1: <text:span text:style-name="T103">Umiejętności Międzyludzkie</text:span></text:p>
      <text:p text:style-name="Text_20_body">Tier 2: <text:span text:style-name="T103">Zmiana Ciała</text:span></text:p>
      <text:p text:style-name="Text_20_body">Tier 2: <text:span text:style-name="T103">Ciało Bitewne</text:span></text:p>
      <text:p text:style-name="Text_20_body">Tier 3: <text:span text:style-name="T103">Przebranie Innej Osoby lub</text:span> <text:span text:style-name="T103">Odporność</text:span></text:p>
      <text:p text:style-name="Text_20_body">Tier 4: <text:span text:style-name="T103">Nieśmiertelny</text:span></text:p>
      <text:p text:style-name="Text_20_body">Tier 4: <text:span text:style-name="T103">Przemyślenie Problemów</text:span></text:p>
      <text:p text:style-name="Text_20_body">Tier 5: <text:span text:style-name="T103">Pamięć w Czyn</text:span></text:p>
      <text:p text:style-name="Text_20_body">Tier 6: <text:span text:style-name="T103">Rozdzielenie Jaźni lub</text:span> <text:span text:style-name="T103">Odczytanie Myśli</text:span></text:p>
      <text:p text:style-name="P68">Wtrącenie MG: Część przebrania zawodzi. BN myśli, że przebrana postać to ktoś, kogo zna bardzo dobrze.</text:p>
      <text:p text:style-name="Text_20_body"><text:span text:style-name="T82">Mistrzowsko Posługuje się Broni</text:span><text:span text:style-name="T84">ą</text:span></text:p>
      <text:p text:style-name="P69">Jesteś mistrzem w używaniu pewnego rodzaju broni, czy to mieczy, biczy, noży, pistoletów, czy czegoś innego.</text:p>
      <text:p text:style-name="P69">(Ktoś, kto Mistrzowsko Posługuje się Bronią, może mieć dodatkowy ekwipunek, wliczając broń wysokiej jakości.)</text:p>
      <text:p text:style-name="Text_20_body">Tier 1: <text:span text:style-name="T104">Mistrz Broni</text:span></text:p>
      <text:p text:style-name="Text_20_body">Tier 1: <text:span text:style-name="T104">Twórca Broni</text:span></text:p>
      <text:p text:style-name="Text_20_body">Tier 2: <text:span text:style-name="T104">Obrona Bronią</text:span></text:p>
      <text:p text:style-name="Text_20_body">Tier 3: <text:span text:style-name="T104">Szybki Atak</text:span> <text:span text:style-name="T104">lub</text:span> <text:span text:style-name="T104">Cios Rozbrajający</text:span></text:p>
      <text:p text:style-name="Text_20_body">Tier 4: <text:span text:style-name="T104">Bez Wpadek</text:span></text:p>
      <text:p text:style-name="Text_20_body">Tier 5: <text:span text:style-name="T104">Wyjątkowe Mistrzostwo</text:span></text:p>
      <text:p text:style-name="Text_20_body">Tier 6: M<text:span text:style-name="T104">orderca</text:span> <text:span text:style-name="T104">lub</text:span> <text:span text:style-name="T104">Śmiertelny Cios</text:span></text:p>
      <text:p text:style-name="P69">Wtrącenie MG: Bronie siępsują. Broniem ogą zostać ukradzione. Bronie można upuścić lub zostać rozbrojonym. </text:p>
      <text:p text:style-name="P14">Morduje</text:p>
      <text:p text:style-name="P32"><text:soft-page-break/>Jesteś asasynem, z profesji, chęci lub ponieważ na tym świecie mordujesz lub zostajesz zamordowany.</text:p>
      <text:p text:style-name="P32">(Ktoś kto Morduje może mieć dodatkowy ekwipunek, wliczywszy 3 dawki trucizny 2 poziomu która zadaje 5 punktów obrażeń). </text:p>
      <text:p text:style-name="P23">Tier 1: <text:span text:style-name="T104">Atak z Zaskoczenia</text:span></text:p>
      <text:p text:style-name="P23">Tier 1: <text:span text:style-name="T104">Umiejętności Zabójcy</text:span></text:p>
      <text:p text:style-name="P23">Tier 2: <text:span text:style-name="T104">Szybka Śmierć</text:span></text:p>
      <text:p text:style-name="P23">Tier 2: Infiltrator</text:p>
      <text:p text:style-name="P23">Tier 3: <text:span text:style-name="T104">Świadomość</text:span> <text:span text:style-name="T104">lub</text:span> <text:span text:style-name="T104">Warzenie Trucizn</text:span></text:p>
      <text:p text:style-name="P23">Tier 4: <text:span text:style-name="T104">Lepszy Atak z Zaskoczenia</text:span></text:p>
      <text:p text:style-name="P23">Tier 5: <text:span text:style-name="T104">Dodatkowe Obrażenia</text:span></text:p>
      <text:p text:style-name="P23">Tier 6: <text:span text:style-name="T104">Plan Ucieczki</text:span> <text:span text:style-name="T104">lub</text:span> M<text:span text:style-name="T104">orderca</text:span></text:p>
      <text:p text:style-name="P32">Wtrącenie MG: Większość ludzi nie reaguje dobrze na profesjonalnego zabójcę.</text:p>
      <text:p text:style-name="P20">Mówi Głosem Ziemi</text:p>
      <text:p text:style-name="P33">Twoje duchowe połączenie z naturą i środowiskiem daje Ci mistyczne moce.</text:p>
      <text:p text:style-name="Text_20_body">Tier 1: <text:span text:style-name="T105">Nasiona Furii</text:span></text:p>
      <text:p text:style-name="Text_20_body">Tier 1: <text:span text:style-name="T105">Wiedza o Dziczy</text:span></text:p>
      <text:p text:style-name="Text_20_body">Tier 2: <text:span text:style-name="T105">Chwytające Zielska</text:span></text:p>
      <text:p text:style-name="Text_20_body">Tier 3: <text:span text:style-name="T105">Ukojenie Dzikiego lub</text:span> <text:span text:style-name="T105">Komunikacja</text:span></text:p>
      <text:p text:style-name="Text_20_body">Tier 4: <text:span text:style-name="T105">Księżycowa Zmiana Kształtu</text:span></text:p>
      <text:p text:style-name="Text_20_body">Tier 5: <text:span text:style-name="T105">Erupcja Insektów</text:span></text:p>
      <text:p text:style-name="Text_20_body">Tier 6: <text:span text:style-name="T105">Wezwanie Burzy</text:span> <text:span text:style-name="T105">lub Trzęsienie Ziemi</text:span></text:p>
      <text:p text:style-name="P70"><text:span text:style-name="T106">Wtrącenie MG: Ranna naturalna (lecz niebezpieczna) istota jest odkryta. Ktoś poluje dla skór, zostawiając zwłoki, by </text:span><text:span text:style-name="T107">gniły. Drzewo uapda w lesie, jedno z ostatnich tak wielkich.</text:span></text:p>
      <text:p text:style-name="P14">Mówi do Duchów</text:p>
      <text:p text:style-name="P73">Niespokojne dusze, duchy natury i żywiołaki wspomagają Cię.</text:p>
      <text:p text:style-name="P73">(W pewnych settingach, Specjalizacja Mówi do Duchów dotyczy tylko jednego rodzaju duchów, takich jak duchy martwych, duchy natury itp.)</text:p>
      <text:p text:style-name="Text_20_body">Tier 1: <text:span text:style-name="T107">Przepytanie Ducha</text:span></text:p>
      <text:p text:style-name="Text_20_body">Tier 2: <text:span text:style-name="T107">Duch Kompan</text:span></text:p>
      <text:p text:style-name="Text_20_body">Tier 3: <text:span text:style-name="T107">Rozkazywanie Duchom lub</text:span> <text:span text:style-name="T107">Wyczulone Zmysły</text:span></text:p>
      <text:p text:style-name="Text_20_body">Tier 4: <text:span text:style-name="T107">Płaszcz Gniewu</text:span></text:p>
      <text:p text:style-name="Text_20_body">Tier 5: <text:span text:style-name="T107">Wezwanie Ducha</text:span></text:p>
      <text:p text:style-name="P71"><text:soft-page-break/>Tier 6: <text:span text:style-name="T12">Wezwanie Międzywymiarowego Ducha</text:span> <text:span text:style-name="T107">lub</text:span> <text:span text:style-name="T107">Absorpcja Ducha</text:span></text:p>
      <text:p text:style-name="P73">Wtrącenie MG: Niektórzy nie ufają tym, którzy sięzadają z duchami. Martwi czasami wcale nie chcą rozmawiać. </text:p>
      <text:p text:style-name="P14">Mówi z Maszynami</text:p>
      <text:p text:style-name="P73">Używasz swojego organicznego mózgu jak komputera, bezprzewodowo łącząć się z dowolnym urządzeniem elektronicznym. Możesz je kontrolować i wpływać na nie w sposób, w jaki inni nie mogą. </text:p>
      <text:p text:style-name="Text_20_body">Tier 1: <text:span text:style-name="T107">Umiłowanie do Maszyn</text:span></text:p>
      <text:p text:style-name="Text_20_body">Tier 1: <text:span text:style-name="T107">Interfejs Zasięgowy</text:span></text:p>
      <text:p text:style-name="Text_20_body">Tier 2: <text:span text:style-name="T107">Ulepszenie Maszyny</text:span></text:p>
      <text:p text:style-name="Text_20_body">Tier 2: <text:span text:style-name="T107">Zauroczenie Maszyny</text:span></text:p>
      <text:p text:style-name="Text_20_body">Tier 3: I<text:span text:style-name="T107">nteligentny Interfejs</text:span> <text:span text:style-name="T107">lub</text:span> <text:span text:style-name="T107">Rozkazywanie Maszynom</text:span></text:p>
      <text:p text:style-name="Text_20_body">Tier 4: <text:span text:style-name="T108">Kompan-Maszyna</text:span></text:p>
      <text:p text:style-name="Text_20_body">Tier 4: <text:span text:style-name="T108">Walczący z Robotami</text:span></text:p>
      <text:p text:style-name="Text_20_body">Tier 5: <text:span text:style-name="T108">Zbieranie Informacji</text:span></text:p>
      <text:p text:style-name="Text_20_body">Tier 6: <text:span text:style-name="T108">Kontrola Maszyny</text:span> <text:span text:style-name="T108">lub Ulepszony Kompan-Maszyna</text:span></text:p>
      <text:p text:style-name="P74">Wtrącenie MG: Maszyna się psuje lub działa w nieprzewidziany sposób.</text:p>
      <text:p text:style-name="P14">Nie Potrzebuje Broni</text:p>
      <text:p text:style-name="P75">Potężne ciosy, kopnięcia, zamachy łokciami i kolanami oraz ruchy całego ciała są wszystkimi broniami, których potrzebujesz. </text:p>
      <text:p text:style-name="Text_20_body">Tier 1: <text:span text:style-name="T109">Pięści Furii</text:span></text:p>
      <text:p text:style-name="Text_20_body">Tier 1: <text:span text:style-name="T109">Ciało z Kamienia</text:span></text:p>
      <text:p text:style-name="Text_20_body">Tier 2: <text:span text:style-name="T109">Atak z Rozbrojeniem</text:span></text:p>
      <text:p text:style-name="Text_20_body">Tier 2: <text:span text:style-name="T110">Sztuki Walki</text:span></text:p>
      <text:p text:style-name="Text_20_body">Tier 3: <text:span text:style-name="T110">Gibkość Niczym Woda</text:span> <text:span text:style-name="T110">lub Większy Ulepszony Potencjał</text:span></text:p>
      <text:p text:style-name="Text_20_body">Tier 4: <text:span text:style-name="T110">Odbicie Ataków</text:span></text:p>
      <text:p text:style-name="Text_20_body">Tier 5: <text:span text:style-name="T110">Atak Oszałamiający</text:span></text:p>
      <text:p text:style-name="Text_20_body">Tier 6: <text:span text:style-name="T110">Mistrz Sztuk Walki lub</text:span> <text:span text:style-name="T110">Śmiertelne Obrażenia</text:span></text:p>
      <text:p text:style-name="P77">\Wtrącenie MG: Uderzanie pewnych wrogów boli Cię tak mocno, jak ich ranisz. Wrogowie z broniami mają większy zasięg. Skomplikowane ruchy sztuk walki mogą Cię wytrącić z równowagi.</text:p>
      <text:p text:style-name="P14">Nie Robi Zbyt Dużo</text:p>
      <text:p text:style-name="P76">Jesteś obibokiem, ale wiesz coś o wielu rzeczach. </text:p>
      <text:p text:style-name="Text_20_body">Tier 1: <text:span text:style-name="T110">Lekcje Życiowe</text:span></text:p>
      <text:p text:style-name="Text_20_body"><text:soft-page-break/>Tier 2: <text:span text:style-name="T110">Wyluzowanie</text:span></text:p>
      <text:p text:style-name="Text_20_body">Tier 3: <text:span text:style-name="T110">Umiejętny Atak lub</text:span> <text:span text:style-name="T110">Improwizacja</text:span></text:p>
      <text:p text:style-name="Text_20_body">Tier 4: <text:span text:style-name="T110">Lekcje Życiowe</text:span></text:p>
      <text:p text:style-name="Text_20_body">Tier 4: <text:span text:style-name="T111">Większa Umiejętność Obrony</text:span></text:p>
      <text:p text:style-name="Text_20_body">Tier 5: <text:span text:style-name="T111">Większy Ulepszony Potencjał</text:span></text:p>
      <text:p text:style-name="P72">Tier 6: <text:span text:style-name="T111">Korzystając z Doświadczenia Życiowego</text:span> <text:span text:style-name="T111">lub Szybki Umysł</text:span></text:p>
      <text:p text:style-name="P78">Wtrącenie MG: Nowe sytuacje są konfundujące i stresujące. Przeszłe akcja (lub ich brak) wracają, by gnębić postać. </text:p>
      <text:p text:style-name="P14">Nigdy się nie Poddaje</text:p>
      <text:p text:style-name="P80">Nigdy się nie poddajesz, radzisz sobie z każdą raną, i zawsze jesteś gotowy na więcej.</text:p>
      <text:p text:style-name="Text_20_body">Tier 1: <text:span text:style-name="T112">Ulepszone Odzyskanie Zdrowia</text:span></text:p>
      <text:p text:style-name="Text_20_body">Tier 1: P<text:span text:style-name="T112">arcie Dalej</text:span></text:p>
      <text:p text:style-name="Text_20_body">Tier 2: <text:span text:style-name="T112">Zignorowanie Bólu</text:span></text:p>
      <text:p text:style-name="Text_20_body">Tier 3: <text:span text:style-name="T112">Gorączka Krwi lub</text:span> <text:span text:style-name="T112">Ukryta Siła</text:span></text:p>
      <text:p text:style-name="Text_20_body">Tier 4: <text:span text:style-name="T112">Determinacja</text:span> <text:span text:style-name="T112">lub</text:span> <text:span text:style-name="T112">Wytrzymalszy Niż Wróg</text:span></text:p>
      <text:p text:style-name="Text_20_body">Tier 5: <text:span text:style-name="T112">Jeszcze Żywy</text:span></text:p>
      <text:p text:style-name="Text_20_body">Tier 6: <text:span text:style-name="T112">Ostateczne Zaprzeczenie lub</text:span> <text:span text:style-name="T112">Zignorowanie Przeszkody</text:span></text:p>
      <text:p text:style-name="P80">Wtrącenie MG: Czasami, to ekwipunek i broń się poddają. </text:p>
      <text:p text:style-name="P14">Nosi Egzotyczną Tarczę</text:p>
      <text:p text:style-name="P80">Posiadasz wspaniałą tarczę czystej mocy, która zapewnia obronę i pewne zdolności ataku.</text:p>
      <text:p text:style-name="Text_20_body">Tier 1: <text:span text:style-name="T112">Tarcza Pola Siłowego</text:span></text:p>
      <text:p text:style-name="Text_20_body">Tier 1: <text:span text:style-name="T112">Uderzenie Mocy</text:span></text:p>
      <text:p text:style-name="Text_20_body">Tier 2: <text:span text:style-name="T112">Ulepszona Tarcza</text:span></text:p>
      <text:p text:style-name="Text_20_body">Tier 3: <text:span text:style-name="T112">Leczący Puls lub</text:span> <text:span text:style-name="T112">Rzut Tarczą Siłową</text:span></text:p>
      <text:p text:style-name="Text_20_body">Tier 4: <text:span text:style-name="T112">Zasilona Tarcza</text:span></text:p>
      <text:p text:style-name="Text_20_body">Tier 5: <text:span text:style-name="T112">Ściana Mocy</text:span></text:p>
      <text:p text:style-name="Text_20_body">Tier 6: <text:span text:style-name="T112">Skacząca Tarcza lub</text:span> <text:span text:style-name="T112">Wybuch Tarczy</text:span></text:p>
      <text:p text:style-name="P80">Wtrącenia MG: Tarcza jest chwilowo nieaktywna. Wróg chwilowo przejmuje kontrolę nad tarczą.</text:p>
      <text:p text:style-name="P14">Nosi Halo Ognia</text:p>
      <text:p text:style-name="P80">Możesz pokryć swe ciało płomieniami, co chroni Ciebie i rani Twoich wrogów. </text:p>
      <text:p text:style-name="Text_20_body">Tier 1: <text:span text:style-name="T112">Płaszcz Ognia</text:span></text:p>
      <text:p text:style-name="Text_20_body">Tier 2: <text:span text:style-name="T112">Macki Płomieni</text:span></text:p>
      <text:p text:style-name="Text_20_body"><text:soft-page-break/>Tier 3: <text:span text:style-name="T112">Skrzydła Ognia lub</text:span> <text:span text:style-name="T112">Ognista Ręka Zguby</text:span></text:p>
      <text:p text:style-name="Text_20_body">Tier 4: <text:span text:style-name="T112">Ostrze Ognia</text:span></text:p>
      <text:p text:style-name="Text_20_body">Tier 5: <text:span text:style-name="T112">Ogniste Macki</text:span></text:p>
      <text:p text:style-name="Text_20_body">Tier 6: <text:span text:style-name="T112">Ognisty Sługa lub</text:span> <text:span text:style-name="T112">Piekielny Szlak</text:span></text:p>
      <text:p text:style-name="P79"><text:span text:style-name="T112">Wtrącenie MG</text:span>: <text:span text:style-name="T112">Ogień pali łatwopalne materiały. Płomienie wyzwalają się spod kontroli. Prymitywne istoty boją się ognia i często atakują źródło swoich lęków. </text:span></text:p>
      <text:p text:style-name="P14">Nosi Zasilany Pancerz</text:p>
      <text:p text:style-name="Text_20_body">Tier 1: <text:span text:style-name="T113">Zasilany Pancerz</text:span></text:p>
      <text:p text:style-name="Text_20_body">Tier 1: <text:span text:style-name="T113">Ulepszona Moc</text:span></text:p>
      <text:p text:style-name="Text_20_body">Tier 2: <text:span text:style-name="T113">Wyświetlacz w Hełmie</text:span></text:p>
      <text:p text:style-name="Text_20_body">Tier 3: <text:span text:style-name="T113">Zbroja Fuzyjna lub</text:span> <text:span text:style-name="T113">Ulepszone Zdrowie</text:span></text:p>
      <text:p text:style-name="Text_20_body">Tier 4: <text:span text:style-name="T113">Wystrzał Mocy</text:span></text:p>
      <text:p text:style-name="Text_20_body">Tier 5: <text:span text:style-name="T113">Pole Mocy Zasilanego Pancerza</text:span></text:p>
      <text:p text:style-name="Text_20_body">Tier 6: <text:span text:style-name="T113">Mistrzowska Modyfikacja Pancerza </text:span>(<text:span text:style-name="T113">Krótki Lot)</text:span> <text:span text:style-name="T113">lub Mistrzowska Modyfikacja Pancerza</text:span> (<text:span text:style-name="T113">Pojemnik na Cypher</text:span>)</text:p>
      <text:p text:style-name="P81">Wtrącenie MG: Nie możesz zdjąć pancerza. Pancerz działa samodzielnie. Pancerz chwilowo się wyłącza. BN-i boją się pancerza. </text:p>
      <text:p text:style-name="P14">Oblicza Nieobliczalne</text:p>
      <text:p text:style-name="P82">Nadludzkie zdolności matematyczne pozwalająci Ci na modelowanie świata na bieżąco, dając Ci przewagę nad innymi. </text:p>
      <text:p text:style-name="Text_20_body">Tier 1: P<text:span text:style-name="T114">rorocze Równanie</text:span></text:p>
      <text:p text:style-name="Text_20_body">Tier 1: <text:span text:style-name="T114">Wyższa Matematyka</text:span></text:p>
      <text:p text:style-name="Text_20_body">Tier 2: <text:span text:style-name="T114">Proroczy Model</text:span></text:p>
      <text:p text:style-name="Text_20_body">Tier 3: <text:span text:style-name="T114">Podświadoma Obrona</text:span> <text:span text:style-name="T114">lub Ulepszony Intelekt</text:span></text:p>
      <text:p text:style-name="Text_20_body">Tier 4: <text:span text:style-name="T114">Obliczenia Bitewne</text:span></text:p>
      <text:p text:style-name="Text_20_body">Tier 5: <text:span text:style-name="T114">Większy Ulepszony Intelekt</text:span></text:p>
      <text:p text:style-name="Text_20_body">Tier 5: <text:span text:style-name="T114">Najwyższa Matematyka</text:span></text:p>
      <text:p text:style-name="Text_20_body">Tier 6: <text:span text:style-name="T114">Wiedza o Nieznanym</text:span> <text:span text:style-name="T114">lub</text:span> <text:span text:style-name="T114">Większy Ulepszony Intelekt </text:span></text:p>
      <text:p text:style-name="P82">Wtrącenie MG: Zbyt wiele przewidzianych wyników przeraża lub przeciąża i oszałamia postać. Wynik wskazuje na nadchodzącą klęskę. </text:p>
      <text:p text:style-name="P14">Otrzymuje Boskie Błogosławieństwa</text:p>
      <text:p text:style-name="P83">Jako oddany wyznawca boskiej istoty, posiadasz pewne moce swego bóstwa, by czynić cuda. </text:p>
      <text:p text:style-name="Text_20_body">Tier 1: <text:span text:style-name="T115">Błogosławieństwo Bóstw</text:span></text:p>
      <text:p text:style-name="Text_20_body"><text:soft-page-break/>Tier 2: <text:span text:style-name="T115">Ulepszony Intelekt</text:span></text:p>
      <text:p text:style-name="Text_20_body">Tier 3: <text:span text:style-name="T115">Boski Blask lub</text:span> <text:span text:style-name="T115">Kwiat Ognia</text:span></text:p>
      <text:p text:style-name="Text_20_body">Tier 4: <text:span text:style-name="T115">Niebiańska Gloria</text:span></text:p>
      <text:p text:style-name="Text_20_body">Tier 5: <text:span text:style-name="T115">Boska Interwencja</text:span></text:p>
      <text:p text:style-name="Text_20_body">Tier 6: <text:span text:style-name="T115">Boski Symbo</text:span>l <text:span text:style-name="T115">lub</text:span> <text:span text:style-name="T115">Przywołanie Demona</text:span></text:p>
      <text:p text:style-name="P83">Wtrącenie MG: Demon bada użytkowników boskiej magii. Rywalizujący kult ma problemy z naukami postaci.</text:p>
      <text:p text:style-name="Text_20_body">Pilotuje Statki Kosmiczne</text:p>
      <text:p text:style-name="P83">Jesteś pilotem statku kosmicznego</text:p>
      <text:p text:style-name="Text_20_body">Tier 1: Pilot<text:span text:style-name="T115">aż</text:span></text:p>
      <text:p text:style-name="Text_20_body">Tier 1: <text:span text:style-name="T115">Planetarna Wiedza</text:span></text:p>
      <text:p text:style-name="Text_20_body">Tier 2: <text:span text:style-name="T115">Kryjówka w Kosmosie</text:span></text:p>
      <text:p text:style-name="Text_20_body">Tier 2: <text:span text:style-name="T115">Umysłowa Odporność</text:span></text:p>
      <text:p text:style-name="Text_20_body">Tier 3: Expert-Pilot</text:p>
      <text:p text:style-name="P84">Tier 3: <text:span text:style-name="T13">Obeznanie ze Statkiem Kosmicznym</text:span> <text:span text:style-name="T115">lub</text:span> <text:span text:style-name="T115">Kompan-Maszyna</text:span></text:p>
      <text:p text:style-name="P84">Tier 4: <text:span text:style-name="T13">Sensory Statku Kosmicznego</text:span></text:p>
      <text:p text:style-name="Text_20_body">Tier 4: <text:span text:style-name="T115">Ulepszona Szybkość</text:span></text:p>
      <text:p text:style-name="P84">Tier 5: <text:span text:style-name="T14">Znam Ten Statek Jak Własną Dłoń)</text:span></text:p>
      <text:p text:style-name="Text_20_body">Tier 6: <text:span text:style-name="T115">Wspaniały Pilot</text:span></text:p>
      <text:p text:style-name="Text_20_body">Tier 6: <text:span text:style-name="T115">Kontrola Zdalna lub</text:span> <text:span text:style-name="T115">Umiejętny Atak</text:span></text:p>
      <text:p text:style-name="P83">Wtrącenie MG: Statek się gubi, psuje, lub zostaje zaatakowany w kosmosie. Dokonujesz odkrycia obcego pasażera na gapę. </text:p>
      <text:p text:style-name="P14">Podróżuje przez Czas</text:p>
      <text:p text:style-name="P83">Widzisz poprzez strumienie czasu, próbujesz w nie sięgnąć i w końcu nawet przez nie podróżować. </text:p>
      <text:p text:style-name="P83">(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Tier 1: <text:span text:style-name="T116">Przebłysk</text:span></text:p>
      <text:p text:style-name="Text_20_body">Tier 2: <text:span text:style-name="T116">Historia Przedmiotu</text:span></text:p>
      <text:p text:style-name="Text_20_body">Tier 3: <text:span text:style-name="T116">Przyspieszenie Czasoprzestrzenne lub</text:span> <text:span text:style-name="T116">Pętla Czasu</text:span></text:p>
      <text:p text:style-name="Text_20_body">Tier 4: <text:span text:style-name="T116">Czasoprzestrzenne Przesunięcie</text:span></text:p>
      <text:p text:style-name="Text_20_body">Tier 5: <text:span text:style-name="T116">Sobowtór Czasoprzestrzenny</text:span></text:p>
      <text:p text:style-name="Text_20_body"><text:soft-page-break/>Tier 6: <text:span text:style-name="T116">Wezwanie przez Czas lub Podróż w Czasie</text:span></text:p>
      <text:p text:style-name="P85">Wtrącenie MG: Powstają paradoksy. Inni pamiętają przeszłe wydarzenia inaczej.</text:p>
      <text:p text:style-name="P14">Poluje</text:p>
      <text:p text:style-name="P34">Jesteś wytrwałym łowcą, który potrafi upolować to, co zechce.</text:p>
      <text:p text:style-name="Text_20_body">Tier 1: <text:span text:style-name="T117">Estetyczny Atak</text:span></text:p>
      <text:p text:style-name="Text_20_body">Tier 1: <text:span text:style-name="T117">Łowczy</text:span></text:p>
      <text:p text:style-name="Text_20_body">Tier 2: <text:span text:style-name="T117">Cel</text:span></text:p>
      <text:p text:style-name="Text_20_body">Tier 2: <text:span text:style-name="T117">Skradanie się</text:span></text:p>
      <text:p text:style-name="Text_20_body">Tier 3: <text:span text:style-name="T117">Walczący z Hordą lub</text:span> <text:span text:style-name="T117">Bieg i Chwyt</text:span></text:p>
      <text:p text:style-name="Text_20_body">Tier 4: <text:span text:style-name="T117">Atak z Zaskoczena</text:span></text:p>
      <text:p text:style-name="Text_20_body">Tier 5: <text:span text:style-name="T117">Dążenie Łowcy</text:span></text:p>
      <text:p text:style-name="Text_20_body">Tier 6: <text:span text:style-name="T117">Większa Umiejętność Ataku lub</text:span> <text:span text:style-name="T117">Wiele Celów</text:span></text:p>
      <text:p text:style-name="Text_20_body"><text:span text:style-name="T117">Wtrącenie MG</text:span>: <text:span text:style-name="T117">Ofiara dostrzega postać. Cel nie jest taki słaby, jak się wydawał.</text:span></text:p>
      <text:p text:style-name="P14">Pomaga Swoim Przyjaciołom</text:p>
      <text:p text:style-name="P34">Kochasz swoich przyjaciół i pomagasz im w każdej trudności, niezależnie od wszystkiego.</text:p>
      <text:p text:style-name="Text_20_body"><text:span text:style-name="T117">Opcja do podmiany</text:span>: <text:span text:style-name="T117">Porada od Przyjaciela</text:span></text:p>
      <text:p text:style-name="Text_20_body">Tier 1: <text:span text:style-name="T117">Pomoc Przyjaciela</text:span></text:p>
      <text:p text:style-name="Text_20_body">Tier 1: <text:span text:style-name="T117">Odwaga</text:span></text:p>
      <text:p text:style-name="P86">Tier 2: <text:s/><text:span text:style-name="T15">Ochrona Przed Zmiennym Losem</text:span></text:p>
      <text:p text:style-name="Text_20_body">Tier 3: <text:span text:style-name="T117">Koka lub</text:span> <text:span text:style-name="T117">Umiejętny Atak</text:span></text:p>
      <text:p text:style-name="Text_20_body">Tier 4: <text:span text:style-name="T117">Obrońca Przyjaciół</text:span></text:p>
      <text:p text:style-name="Text_20_body">Tier 4: <text:span text:style-name="T117">Ulepszona Muskulatura</text:span></text:p>
      <text:p text:style-name="Text_20_body">Tier 5: <text:span text:style-name="T117">Zainspirowanie Akcji</text:span></text:p>
      <text:p text:style-name="Text_20_body">Tier 6: <text:span text:style-name="T117">Głębokie Przemyślenia lub</text:span> <text:span text:style-name="T117">Umiejętna Obrona</text:span></text:p>
      <text:p text:style-name="Text_20_body"><text:span text:style-name="T117">Wtrącenie MG</text:span>: <text:span text:style-name="T117">Inni czasami mają niecne motywacje. Służby porządkowe się Tobą interesują. Nawet, gdy wszystko idzie dobrze, będzie to miało swoje konsekwencje. </text:span></text:p>
      <text:p text:style-name="P14">Porusza się jak Kot</text:p>
      <text:p text:style-name="P91">Lekki, zwinny i pełen gracji, poruszasz się szybko i łatwo, co pozwala Ci unikać niebezpieczeństw.</text:p>
      <text:p text:style-name="P86">Tier 1: <text:span text:style-name="T16">Większa Ulepszona Szybkość</text:span></text:p>
      <text:p text:style-name="Text_20_body">Tier 1: B<text:span text:style-name="T117">alansowanie</text:span></text:p>
      <text:p text:style-name="Text_20_body">Tier 2: <text:span text:style-name="T117">Umiejętności Ruchu</text:span></text:p>
      <text:p text:style-name="Text_20_body">Tier 2: <text:span text:style-name="T117">Bezpieczny Upadek</text:span></text:p>
      <text:p text:style-name="Text_20_body"><text:soft-page-break/>Tier 3: <text:span text:style-name="T117">Trudny to Trafienia</text:span></text:p>
      <text:p text:style-name="P86">Tier 3: <text:span text:style-name="T17">Ulepszone Skupienie w Szybkości</text:span> <text:span text:style-name="T117">lub</text:span> <text:s/><text:span text:style-name="T16">Większa Ulepszona Szybkość</text:span></text:p>
      <text:p text:style-name="Text_20_body">Tier 4: <text:span text:style-name="T117">Szybki Cios</text:span></text:p>
      <text:p text:style-name="Text_20_body">Tier 5: <text:span text:style-name="T117">Śliski</text:span></text:p>
      <text:p text:style-name="P86">Tier 6: <text:span text:style-name="T18">Perfekcyjna Szybkość</text:span> or <text:s/><text:span text:style-name="T16">Większa Ulepszona Szybkość</text:span></text:p>
      <text:p text:style-name="Text_20_body"><text:span text:style-name="T117">Wtrącenie MG</text:span>: <text:span text:style-name="T117">Nawet kot może być niezdarny. Skok nie jest tak łatwy jak wygląda. Ucieczka jest na tyle przesadzona, że umieszcza postać w bardzo niebezpiecznym położeniu.</text:span></text:p>
      <text:p text:style-name="Text_20_body">Porusza się jak Wiatr</text:p>
      <text:p text:style-name="P90">Możesz się poruszać tak szybko, że rozmywasz się w oczach.</text:p>
      <text:p text:style-name="P86">Tier 1: <text:span text:style-name="T16">Większa Ulepszona Szybkość</text:span></text:p>
      <text:p text:style-name="P86">Tier 1: <text:span text:style-name="T19">Szybkostopy</text:span></text:p>
      <text:p text:style-name="P86">Tier 2: <text:span text:style-name="T6">Trudny do Trafienia</text:span></text:p>
      <text:p text:style-name="P86">Tier 3: <text:span text:style-name="T18">Perfekcyjna Szybkość</text:span> <text:span text:style-name="T117">lub</text:span> <text:s/><text:span text:style-name="T16">Większa Ulepszona Szybkość</text:span></text:p>
      <text:p text:style-name="P86">Tier 4: <text:span text:style-name="T20">W Mgnieniu Oka</text:span></text:p>
      <text:p text:style-name="P86">Tier 5: <text:span text:style-name="T6">Rozmazany</text:span></text:p>
      <text:p text:style-name="P86">Tier 6: <text:span text:style-name="T18">Perfekcyjna Szybkość</text:span> or <text:span text:style-name="T21">Niemożliwa Szybkość</text:span></text:p>
      <text:p text:style-name="Text_20_body"><text:span text:style-name="T117">Wtrącenie MG</text:span>: <text:span text:style-name="T117">Powierzchnie mogą być </text:span><text:span text:style-name="T118">ś</text:span><text:span text:style-name="T117">liskie lub oferować ukryte przeszkody. Ruch innych istot może być trudny do przewidzenia, i postać może w nie wbiec.</text:span></text:p>
      <text:p text:style-name="P14">Posiada Licencję na Broń</text:p>
      <text:p text:style-name="P88">Posiadasz pistolet i wiesz, jak z niego skorzystać w walce. </text:p>
      <text:p text:style-name="P88">(Choć Posiada Licencjęna Broń zaprojektowaniu z myślą o współczesnej broni, może także dotyczyć futurystycznych blasterów lub innych broni dystansowych.)</text:p>
      <text:p text:style-name="P89">Tier 1: <text:span text:style-name="T22">Rewolwerowiec</text:span></text:p>
      <text:p text:style-name="P89">Tier 1: <text:span text:style-name="T23">Wyszkolony w Broni Palnej</text:span></text:p>
      <text:p text:style-name="P89">Tier 2: <text:span text:style-name="T12">Ostrożny Strzał</text:span></text:p>
      <text:p text:style-name="P89">Tier 3: <text:span text:style-name="T22">Wyszkolony Rewolwerowiec</text:span> <text:span text:style-name="T119">lub </text:span><text:span text:style-name="T24">Dodatkowe Obrażenia</text:span></text:p>
      <text:p text:style-name="P89">Tier 4: <text:span text:style-name="T25">Podwójny Wystrzał</text:span></text:p>
      <text:p text:style-name="P89">Tier 5: <text:span text:style-name="T26">Potrójny Wystrzał</text:span></text:p>
      <text:p text:style-name="P89">Tier 6: <text:span text:style-name="T25">Specjalny Strzał</text:span> <text:span text:style-name="T119">lub </text:span><text:span text:style-name="T27">Śmiertelne Obrażenia</text:span></text:p>
      <text:p text:style-name="Text_20_body"><text:span text:style-name="T119">Wtrącenie MG:</text:span> <text:span text:style-name="T119">Chybiony strzał lub zacięcie się broni! Atak nie odnosi stutku i akcja jest stracona, plus potrzeba dodatkowej akcji, by zająć się problemem. </text:span></text:p>
      <text:p text:style-name="P14">Posiada Magicznego Sprzymierzeńca</text:p>
      <text:p text:style-name="P87"><text:soft-page-break/>Sprzymierzona magiczna istota, przywiązana do przedmiotu (np.: pomniejszy dżin w lampie lub duch w fajce) to Twój przyjaciel, obrońca i broń.</text:p>
      <text:p text:style-name="P89">Tier 1: <text:span text:style-name="T28">Zwią</text:span><text:span text:style-name="T29">zana</text:span><text:span text:style-name="T28"> Magiczn</text:span><text:span text:style-name="T29">a</text:span><text:span text:style-name="T28"> Istot</text:span><text:span text:style-name="T29">a</text:span></text:p>
      <text:p text:style-name="P89">Tier 2: <text:span text:style-name="T30">Więź z Obiektem</text:span></text:p>
      <text:p text:style-name="P89">Tier 2: <text:span text:style-name="T6">Szuflad</text:span><text:span text:style-name="T31">a</text:span><text:span text:style-name="T6">-Skrytka</text:span></text:p>
      <text:p text:style-name="P89">Tier 3: <text:span text:style-name="T32">Mniejsze Życzenie</text:span> <text:span text:style-name="T119">lub </text:span><text:span text:style-name="T32">Rumak</text:span></text:p>
      <text:p text:style-name="P89">Tier 4: <text:span text:style-name="T21">Ulepszona Więź z Przedmiotem</text:span></text:p>
      <text:p text:style-name="P89">Tier 5: <text:span text:style-name="T32">Średnie Życzenie</text:span></text:p>
      <text:p text:style-name="P89">Tier 6: <text:span text:style-name="T33">Mistrzostwo Więzi </text:span><text:span text:style-name="T31">z</text:span><text:span text:style-name="T33"> Obiektem</text:span> <text:span text:style-name="T119">lub </text:span><text:span text:style-name="T34">Zaufaj Swemu Szczęściu</text:span></text:p>
      <text:p text:style-name="Text_20_body"><text:span text:style-name="T119">Wtrącenie MG</text:span>: <text:span text:style-name="T119">Istota nagle znika w swoim przedmiocie. Związany obiekt zostaje uszkodzony. Istota nie zgadza się i nie czyni tego, o co się nią prosi. Istota twierdzi, że odchodzi, jeśli nie wykona się dla niej pewnego zadania.</text:span></text:p>
      <text:p text:style-name="P14">Pracuje w Ciemnych Uliczkach</text:p>
      <text:p text:style-name="P95">Działasz niedostrzeżenie, kradnąc od bogatych, by osiągnąć swoje cele.</text:p>
      <text:p text:style-name="Text_20_body">Tier 1: <text:span text:style-name="T120">Umiejętności Złodzieja</text:span></text:p>
      <text:p text:style-name="P92">Tier 2: <text:span text:style-name="T35">Kontakty w Półświatku</text:span></text:p>
      <text:p text:style-name="P92">Tier 3: <text:span text:style-name="T23">Niezłe Oszustwo</text:span> <text:span text:style-name="T120">lub </text:span><text:span text:style-name="T6">Trening Gildii</text:span></text:p>
      <text:p text:style-name="P92">Tier 4: <text:span text:style-name="T36">Złodziejski Mistrz</text:span></text:p>
      <text:p text:style-name="P92">Tier 5: <text:span text:style-name="T37">Nieczyste Zagrania</text:span></text:p>
      <text:p text:style-name="P92">Tier 6: <text:span text:style-name="T38">Szczur Miejski</text:span> <text:span text:style-name="T120">lub </text:span><text:span text:style-name="T38">Wysokie Skupienie</text:span></text:p>
      <text:p text:style-name="Text_20_body"><text:span text:style-name="T120">Wtrącenie MG</text:span>: <text:span text:style-name="T120">Złodzieje lądują w więzieniu. Dorabiasz się potężnych wrogów.</text:span></text:p>
      <text:p text:style-name="P14">Pracuje, by Żyć</text:p>
      <text:p text:style-name="P95">Cieszysz się, gdy możesz dobrze wykonać swoją pracę, niezależnie, czy to programowanie, budowanie domów, czy górnictwo asteroidów.</text:p>
      <text:p text:style-name="P92">Tier 1: <text:span text:style-name="T6">Zręczny Rzemieślnik</text:span></text:p>
      <text:p text:style-name="P92">Tier 2: <text:span text:style-name="T39">Mięśnie z Żelaza</text:span></text:p>
      <text:p text:style-name="P92">Tier 3: <text:span text:style-name="T40">Oko do Szczegółów</text:span> <text:span text:style-name="T120">lub</text:span> <text:span text:style-name="T21">Improwizacja</text:span></text:p>
      <text:p text:style-name="P92">Tier 4: <text:span text:style-name="T17">Ulepszona </text:span><text:span text:style-name="T41">M</text:span><text:span text:style-name="T17">oc</text:span></text:p>
      <text:p text:style-name="P92">Tier 4: <text:span text:style-name="T42">Stwardniały</text:span></text:p>
      <text:p text:style-name="P92">Tier 5: <text:span text:style-name="T17">Umiejętność Eksperta</text:span></text:p>
      <text:p text:style-name="P92">Tier 6: <text:span text:style-name="T16">Większy Ulepszony Potencjał</text:span> <text:span text:style-name="T120">lub <text:s/></text:span><text:span text:style-name="T6">Ciężko Zapracowana Odporność</text:span></text:p>
      <text:p text:style-name="Text_20_body"><text:span text:style-name="T120">Wtrącenie MG</text:span>: <text:span text:style-name="T120">Naprawy czasami zawodzą. Kable mogą być trudne do odkodowania i ciągle bbyć pod napięciem. Czasami ludzie są niegrzeczni dla tych, co pracują, by żyć. </text:span></text:p>
      <text:p text:style-name="P14"><text:soft-page-break/>Przebudza Sny</text:p>
      <text:p text:style-name="P95">Możesz wyciągnąć obrazy ze snów i umieścić je w świecie jawy.</text:p>
      <text:p text:style-name="P92">Tier 1: <text:span text:style-name="T43">Iluzja Snów</text:span></text:p>
      <text:p text:style-name="P92">Tier 1: <text:span text:style-name="T33">Oneiro-alchemia</text:span></text:p>
      <text:p text:style-name="P92">Tier 2: <text:span text:style-name="T43">Złodziej Snów</text:span></text:p>
      <text:p text:style-name="P92">Tier 3: <text:span text:style-name="T43">Sen Staje się Prawdą </text:span><text:span text:style-name="T41">lub</text:span> <text:span text:style-name="T17">Ulepszony Intelekt</text:span></text:p>
      <text:p text:style-name="P93">Tier 4: <text:span text:style-name="T44">Sen na Jawie</text:span></text:p>
      <text:p text:style-name="P93">Tier 5: <text:span text:style-name="T121">K</text:span><text:span text:style-name="T30">oszmar</text:span></text:p>
      <text:p text:style-name="P93">Tier 6: <text:span text:style-name="T45">Komnata Snów</text:span> <text:span text:style-name="T121">lub</text:span> <text:span text:style-name="T46">Pole Reakcyjne</text:span></text:p>
      <text:p text:style-name="Text_20_body"><text:span text:style-name="T121">Wtrącenie MG</text:span>: <text:span text:style-name="T121">Niespodziewany epizod lunatykowania stawia postać w niebezpiecznej sytuacji. Koszmar wyzwala się ze snu.</text:span></text:p>
      <text:p text:style-name="P14">Przeszukuje Ruiny</text:p>
      <text:p text:style-name="P96">Kiedy nie biegniesz lub się chowasz, przeszukujesz ruiny cywilizacji w celu znalezienia użytecznych pozostałości, co pozwala Ci przetrwać. </text:p>
      <text:p text:style-name="P94">Tier 1: <text:span text:style-name="T23">Ocalały z Apokalipsy</text:span></text:p>
      <text:p text:style-name="P94">Tier 1: <text:span text:style-name="T47">Wiedza o Ruinach</text:span></text:p>
      <text:p text:style-name="P94">Tier 2: <text:span text:style-name="T48">Rzemieślnik Rupieci</text:span></text:p>
      <text:p text:style-name="P94">Tier 3: <text:span text:style-name="T42">Korzystanie z Okazji</text:span> <text:span text:style-name="T122">lub</text:span> <text:span text:style-name="T122">Ulepszone Zdrowie</text:span></text:p>
      <text:p text:style-name="P94">Tier 4: <text:span text:style-name="T49">Wiesz, Gdzie Szukać</text:span></text:p>
      <text:p text:style-name="P94">Tier 5: <text:span text:style-name="T50">Cyphery z Odzysku</text:span></text:p>
      <text:p text:style-name="P94">Tier 6: <text:span text:style-name="T51">Artefakty z Odzysku</text:span> <text:span text:style-name="T122">lub Pole Reakcyjne</text:span></text:p>
      <text:p text:style-name="Text_20_body"><text:span text:style-name="T123">Wtrącenie MG: Przedmiot stworzony z zrecyklingowanych śmieci psuje się. Ktoś pojawia się i twierdzi, że użyteczne pozostałości nalezą do niego. Zrecyklingowany</text:span> <text:span text:style-name="T123">cypher eksploduje. </text:span></text:p>
      <text:p text:style-name="Text_20_body">Przewodzi</text:p>
      <text:p text:style-name="P98">Twoje naturalne zdolności przywódcze pozwalają Ci na wydawanie rozkazów, wliczając w to Twoich oddanych podległych.</text:p>
      <text:p text:style-name="P97">Tier 1: <text:span text:style-name="T39">Naturalna Charyzma</text:span></text:p>
      <text:p text:style-name="P97">Tier 1: <text:span text:style-name="T16">Dobra Porada</text:span></text:p>
      <text:p text:style-name="P97">Tier 2: <text:span text:style-name="T17">Potencjał</text:span></text:p>
      <text:p text:style-name="P97">Tier 2: <text:s/><text:span text:style-name="T52">Podstawowy </text:span><text:span text:style-name="T53">Kompan</text:span></text:p>
      <text:p text:style-name="P97">Tier 3: <text:span text:style-name="T54">Zaawansowany Rozkaz</text:span> or <text:span text:style-name="T124">Kompan-Ekspert</text:span></text:p>
      <text:p text:style-name="P97">Tier 4: <text:span text:style-name="T12">Zachwyt lub Inspiracja</text:span></text:p>
      <text:p text:style-name="P97">Tier 5: <text:span text:style-name="T16">Większy Ulepszony Potencjał</text:span></text:p>
      <text:p text:style-name="P97"><text:soft-page-break/>Tier 6: <text:span text:style-name="T66">Drużyna</text:span><text:span text:style-name="T52"> </text:span><text:span text:style-name="T53">Kompanów</text:span> <text:span text:style-name="T124">lub</text:span> <text:span text:style-name="T124">Umysł Lidera</text:span></text:p>
      <text:p text:style-name="Text_20_body"><text:span text:style-name="T124">Wtrącenie MG</text:span>: <text:span text:style-name="T124">Kompani odnoszą klęskę, zdradzają Cię, okłamują, przechodzą na złą stronę, dająsię porwać lub umierają.</text:span></text:p>
      <text:p text:style-name="P14">Przyjmuje Zwierzęcy Kształt</text:p>
      <text:p text:style-name="P98">Możesz się zmienić w zwierzę.</text:p>
      <text:p text:style-name="P97">Tier 1: <text:span text:style-name="T55">Zwierzęcy Kształt</text:span></text:p>
      <text:p text:style-name="Text_20_body">Tier 2: <text:span text:style-name="T124">Komunikacja</text:span></text:p>
      <text:p text:style-name="Text_20_body">Tier 2: <text:span text:style-name="T124">Ukojenie Dzikiego</text:span></text:p>
      <text:p text:style-name="P97">Tier 3: <text:span text:style-name="T56">Większy Zwierzęcy Kształt </text:span><text:span text:style-name="T57">lub</text:span> <text:span text:style-name="T124">Większa Likantropia</text:span></text:p>
      <text:p text:style-name="Text_20_body">Tier 4: <text:span text:style-name="T124">Zwierzęce Szpiegowanie</text:span></text:p>
      <text:p text:style-name="Text_20_body">Tier 5: <text:span text:style-name="T124">Trudny do Zamordowania</text:span></text:p>
      <text:p text:style-name="P97">Tier 6: <text:span text:style-name="T124">Rozmazana Prędkość</text:span> <text:span text:style-name="T124">lub</text:span> <text:s/><text:span text:style-name="T58">Rozszerzony Zwierzęcy Kształt</text:span></text:p>
      <text:p text:style-name="Text_20_body"><text:span text:style-name="T124">Wtrącenie MG</text:span>: <text:span text:style-name="T124">Postać niespodziewanie zmienia kształt. BN jest przerażony lub agresywny w stosunku do zmiennokształtnego. Transformacja zajmuje dłużej, niż się spodziewano.</text:span></text:p>
      <text:p text:style-name="P98">Większa Likantropia stosuje się do używania Zwierzęcego Kształtu.</text:p>
      <text:p text:style-name="P14">Przywdziewa Połyskliwy Lód</text:p>
      <text:p text:style-name="P99">Rozkazujesz zimowej mocy zimna i lodu.</text:p>
      <text:p text:style-name="Text_20_body">Tier 1: <text:span text:style-name="T125">Lodowa Zbroja</text:span></text:p>
      <text:p text:style-name="Text_20_body">Tier 2: <text:span text:style-name="T125">Lodowy Dotyk</text:span></text:p>
      <text:p text:style-name="Text_20_body">Tier 3: <text:span text:style-name="T125">Mrozący Dotyk lub</text:span> <text:span text:style-name="T125">Lodowa Kreacja</text:span></text:p>
      <text:p text:style-name="Text_20_body">Tier 4: <text:span text:style-name="T125">Twarda Lodowa Zbroja</text:span></text:p>
      <text:p text:style-name="Text_20_body">Tier 5: <text:span text:style-name="T125">Emisja Zimna</text:span></text:p>
      <text:p text:style-name="Text_20_body">Tier 6: <text:span text:style-name="T125">Śniegowa Zamieć lub</text:span> <text:span text:style-name="T125">Lodowe Rękawice</text:span></text:p>
      <text:p text:style-name="P100"><text:span text:style-name="T125">Wtrącenie MG</text:span>: <text:span text:style-name="T125">Lód czyni powierzchnie śliskimi. Ektremalne zimno sprawia, że przedmioty pękają i się psują. </text:span></text:p>
      <text:p text:style-name="P21">Pływał z Piratami</text:p>
      <text:p text:style-name="P99">Pływałeś razem ze straszliwymi piratami, ale zdecydowałeś się zerwać z piractwem i poświęcićsię innemu celowi. Powstaje pytanie: czy twoja przeszłość pozwoli o sobie zapomnieć?</text:p>
      <text:p text:style-name="P100">Tier 1: <text:span text:style-name="T125">Zignorowanie Bólu</text:span></text:p>
      <text:p text:style-name="P100">Tier 1: <text:span text:style-name="T125">Marynarz</text:span></text:p>
      <text:p text:style-name="P100">Tier 2: <text:span text:style-name="T125">Korzystanie z Okazji</text:span></text:p>
      <text:p text:style-name="P100">Tier 2: <text:span text:style-name="T125">Przerażająca Reputacja</text:span></text:p>
      <text:p text:style-name="P100">Tier 3: <text:span text:style-name="T125">Umiejętny Atak lub Umiejętna Obrona</text:span></text:p>
      <text:p text:style-name="P100"><text:soft-page-break/>Tier 4: <text:span text:style-name="T125">Morskie Nogi</text:span></text:p>
      <text:p text:style-name="P100">Tier 4: <text:span text:style-name="T125">Umiejętności Ruchu</text:span></text:p>
      <text:p text:style-name="P100">Tier 5: <text:span text:style-name="T125">Zagubieni w Chaosie</text:span></text:p>
      <text:p text:style-name="P100">Tier 6: <text:span text:style-name="T125">Pojedynek na Śmierć i Życie lub</text:span> <text:span text:style-name="T125">Następny Atak</text:span></text:p>
      <text:p text:style-name="P100"><text:span text:style-name="T125">Wtrącenie MG</text:span>: <text:span text:style-name="T125">Istnieje wiele niebezpieczeńst</text:span><text:span text:style-name="T126">w</text:span><text:span text:style-name="T125"> Siedmiu Mórz, wliczając sztormy i zarazy. Inni piraci czasem awansują poprzez zdradę. Pirat wyśledził dawnych kompanów, by odkryć ukryty skarb.</text:span></text:p>
      <text:p text:style-name="P14">Rozciąga się</text:p>
      <text:p text:style-name="P99">Twoje ciło jest gumowe i elastyczne, zdolne rozciągać się na wielkie długości i kompresować z powrotem.</text:p>
      <text:p text:style-name="Text_20_body">Tier 1: <text:span text:style-name="T125">Człowiek-Guma</text:span></text:p>
      <text:p text:style-name="Text_20_body">Tier 1: <text:span text:style-name="T125">Daleki Krok</text:span></text:p>
      <text:p text:style-name="Text_20_body">Tier 2: <text:span text:style-name="T125">Elastyczny Chwyt</text:span></text:p>
      <text:p text:style-name="Text_20_body">Tier 2: <text:span text:style-name="T125">Bezpieczny Upadek</text:span></text:p>
      <text:p text:style-name="P100">Tier 3: <text:span text:style-name="T59">Przeniknięcie Przez Barierę</text:span> <text:span text:style-name="T125">lub</text:span> <text:s/><text:span text:style-name="T32">Przekierowanie Ataku</text:span></text:p>
      <text:p text:style-name="Text_20_body">Tier 4: <text:span text:style-name="T125">Odporność</text:span></text:p>
      <text:p text:style-name="P100">Tier 5: <text:span text:style-name="T16">Mistrz Ruchu</text:span></text:p>
      <text:p text:style-name="P100">Tier 6: <text:span text:style-name="T28">Ruch i Multiatak </text:span><text:span text:style-name="T60">lub Jeszcze Żywy</text:span></text:p>
      <text:p text:style-name="P111">Wtrącenie MG: Atak lub efekt wchodzi w interakcję z elastycznością BG. Rozciągnięta kończyna staje się przeciążona i słaba. </text:p>
      <text:p text:style-name="P14">Rozdziera Ściany Świata</text:p>
      <text:p text:style-name="P114"><text:span text:style-name="T127">Szybkość i fazowanie daje Ci unikalną zdolność unikania zagrożeń i zadawania obrażeń jednocześnie. </text:span></text:p>
      <text:p text:style-name="P114">Tier 1: <text:span text:style-name="T18">Bieg Fazowy</text:span></text:p>
      <text:p text:style-name="P114">Tier 1: <text:span text:style-name="T37">Przeszkadzający Dotyk</text:span></text:p>
      <text:p text:style-name="P114">Tier 2: <text:span text:style-name="T61">Fazowe Zadrapanie</text:span></text:p>
      <text:p text:style-name="P114">Tier 3: <text:span text:style-name="T48">Niewidzialne Fazowanie </text:span><text:span text:style-name="T62">lub </text:span><text:span text:style-name="T15">Przechodzenie Przez Ściany</text:span></text:p>
      <text:p text:style-name="P114">Tier 4: <text:span text:style-name="T18">Detonacja Fazowa</text:span></text:p>
      <text:p text:style-name="P114">Tier 5: <text:span text:style-name="T15">Bardzo Długi Bi</text:span><text:span text:style-name="T63">e</text:span><text:span text:style-name="T15">g Fazowy</text:span></text:p>
      <text:p text:style-name="P114">Tier 6: <text:span text:style-name="T13">Potężniejsze Fazowanie</text:span> <text:span text:style-name="T127">lub</text:span> <text:span text:style-name="T15">Nietykalny</text:span><text:span text:style-name="T35"> Podczas Ruchu</text:span></text:p>
      <text:p text:style-name="Text_20_body"><text:span text:style-name="T127">Wtrącenie MG</text:span>: <text:span text:style-name="T127">Poruszanie się tak szybko czasami prowadzi wprost na niespodziewane, egzotyczne przeszkody.</text:span></text:p>
      <text:p text:style-name="P14">Rozwiązuje Tajemnice</text:p>
      <text:p text:style-name="P114"><text:span text:style-name="T127">Jesteś mistrzem dedukcji, używającym dowodów, by odnaleźć odpowiedzi.</text:span></text:p>
      <text:p text:style-name="P114"><text:soft-page-break/>Tier 1: <text:span text:style-name="T48">Śledczy</text:span></text:p>
      <text:p text:style-name="P114">Tier 1: <text:span text:style-name="T13">Detektyw</text:span></text:p>
      <text:p text:style-name="P114">Tier 2: <text:span text:style-name="T33">Z Dala od Niebezpieczeństwa</text:span></text:p>
      <text:p text:style-name="P114">Tier 3: <text:span text:style-name="T64">Dobrze Wykształcony</text:span> <text:span text:style-name="T127">lub</text:span> <text:span text:style-name="T127">Umiejętny Atak</text:span></text:p>
      <text:p text:style-name="P114">Tier 4: <text:span text:style-name="T9">Wyciągnięcie Wniosków</text:span></text:p>
      <text:p text:style-name="P114">Tier 5: <text:span text:style-name="T44">Ogarnięcie Sytuacji</text:span></text:p>
      <text:p text:style-name="P114">Tier 6: <text:span text:style-name="T61">Przejęcie Inicjatywy </text:span><text:span text:style-name="T62">lub </text:span><text:span text:style-name="T6">Większa Umiejętność Obrony</text:span></text:p>
      <text:p text:style-name="Text_20_body"><text:span text:style-name="T127">Wtrącenie MG</text:span>: <text:span text:style-name="T127">Dowody znikają, fałszywe tropy konfundują, a świadkowie kłamią. Początkowe wnioski mogą być błędne.</text:span></text:p>
      <text:p text:style-name="Text_20_body">Rośnie do Gigantycznych Rozmiarów</text:p>
      <text:p text:style-name="P115"><text:span text:style-name="T128">Na krótkie okresy, rośniesz większy i, z odpowiednim dośiadczeniem, do prawdziwie gigantycznych rozmiarów.</text:span></text:p>
      <text:p text:style-name="P115">Tier 1: <text:span text:style-name="T17">Wzrost</text:span></text:p>
      <text:p text:style-name="Text_20_body">Tier 1: <text:span text:style-name="T128">Przeogromny</text:span></text:p>
      <text:p text:style-name="Text_20_body">Tier 2: <text:span text:style-name="T128">Większy</text:span></text:p>
      <text:p text:style-name="P115">Tier 2: <text:s/><text:span text:style-name="T54">Zalety Bycia Dużym</text:span></text:p>
      <text:p text:style-name="P115">Tier 3: <text:span text:style-name="T6">Wielki </text:span><text:span text:style-name="T65">lub</text:span> <text:span text:style-name="T128">Rzut</text:span></text:p>
      <text:p text:style-name="Text_20_body">Tier 4: <text:span text:style-name="T128">Chwyt</text:span></text:p>
      <text:p text:style-name="Text_20_body">Tier 5: <text:span text:style-name="T128">Wielgachny</text:span></text:p>
      <text:p text:style-name="Text_20_body">Tier 6: <text:span text:style-name="T128">Kolos lub</text:span> <text:span text:style-name="T128">Śmiertelne Obrażenia</text:span></text:p>
      <text:p text:style-name="Text_20_body"><text:span text:style-name="T129">Wtrącenie MG</text:span>: <text:span text:style-name="T129">Nagły wzrost przewraca meble lub sprawia, że przebijasz sufit. Powiększona postać przebija podłogę. </text:span></text:p>
      <text:p text:style-name="P14">Rzeźbi Twardym Światłe<text:span text:style-name="T130">m</text:span></text:p>
      <text:p text:style-name="P116"><text:span text:style-name="T130">Tworzysz fizyczne przedmioty z twardego światła, które możesz wykorzystać do obrony lub ataku.</text:span></text:p>
      <text:p text:style-name="Text_20_body">Tier 1: A<text:span text:style-name="T130">utomatyczny Blask</text:span></text:p>
      <text:p text:style-name="Text_20_body">Tier 1: <text:span text:style-name="T130">Chwilowe Światło</text:span></text:p>
      <text:p text:style-name="Text_20_body">Tier 2: <text:span text:style-name="T130">Macki Mocy</text:span></text:p>
      <text:p text:style-name="P116">Tier 3: <text:span text:style-name="T130">Twardsze Światło lub </text:span><text:span text:style-name="T61">Rzeźbienie Światłem</text:span></text:p>
      <text:p text:style-name="P116">Tier 4: <text:span text:style-name="T16">Większy Ulepszony Intelekt</text:span></text:p>
      <text:p text:style-name="P116">Tier 5: <text:span text:style-name="T21">Ulepszone Rzeźbienie Światłem</text:span></text:p>
      <text:p text:style-name="Text_20_body">Tier 6: <text:span text:style-name="T130">Pole Obronne</text:span> <text:span text:style-name="T130">lub</text:span> <text:span text:style-name="T130">Lot</text:span></text:p>
      <text:p text:style-name="Text_20_body"><text:span text:style-name="T130">Wtrącenie MG</text:span>: <text:span text:style-name="T130">Przedmiot z twardego światła przedwcześnie znika. Przedmiot z twardego światła nie może wpłynąć na daną istotę lub kolor.</text:span></text:p>
      <text:p text:style-name="Text_20_body"><text:soft-page-break/>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text:soft-page-break/>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01T17:43:44.136000000</dc:date>
    <meta:editing-duration>PT7H36M8S</meta:editing-duration>
    <meta:editing-cycles>53</meta:editing-cycles>
    <meta:generator>LibreOffice/7.1.4.2$Windows_X86_64 LibreOffice_project/a529a4fab45b75fefc5b6226684193eb000654f6</meta:generator>
    <meta:document-statistic meta:table-count="0" meta:image-count="0" meta:object-count="0" meta:page-count="33" meta:paragraph-count="855" meta:word-count="7626" meta:character-count="50675" meta:non-whitespace-character-count="43862"/>
  </office:meta>
</office:document-meta>
</file>